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1" svg:font-family="Calibri, sans-serif"/>
    <style:font-face style:name="Courier New" svg:font-family="'Courier New'"/>
    <style:font-face style:name="Mangal1" svg:font-family="Mangal"/>
    <style:font-face style:name="OpenSymbol" svg:font-family="OpenSymbol"/>
    <style:font-face style:name="Courier New1"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Calibri3"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0.001cm" fo:margin-left="4.006cm" fo:margin-right="2.993cm" style:page-number="0" table:align="margins"/>
    </style:style>
    <style:style style:name="Tableau1.A" style:family="table-column">
      <style:table-column-properties style:column-width="10.001cm" style:rel-column-width="65535*"/>
    </style:style>
    <style:style style:name="Tableau1.A1" style:family="table-cell">
      <style:table-cell-properties fo:padding="0.097cm" fo:border="0.002cm solid #000000"/>
    </style:style>
    <style:style style:name="P1" style:family="paragraph" style:parent-style-name="Table_20_Contents">
      <style:text-properties fo:font-size="13pt" style:font-size-asian="13pt" style:font-size-complex="13pt"/>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center" style:justify-single-word="false"/>
      <style:text-properties fo:color="#000000"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Standard">
      <style:text-properties fo:font-size="13pt" style:font-size-asian="13pt" style:font-size-complex="13pt"/>
    </style:style>
    <style:style style:name="P5" style:family="paragraph" style:parent-style-name="Standard">
      <style:paragraph-properties fo:text-align="start" style:justify-single-word="false"/>
      <style:text-properties fo:font-size="13pt" style:font-size-asian="13pt" style:font-size-complex="13pt"/>
    </style:style>
    <style:style style:name="P6" style:family="paragraph" style:parent-style-name="Standard">
      <style:paragraph-properties fo:text-align="center" style:justify-single-word="false"/>
      <style:text-properties fo:font-size="13pt" style:font-size-asian="13pt" style:font-size-complex="13pt"/>
    </style:style>
    <style:style style:name="P7" style:family="paragraph" style:parent-style-name="Standard">
      <style:text-properties fo:font-size="13pt" style:text-underline-style="solid" style:text-underline-width="auto" style:text-underline-color="font-color" style:font-size-asian="13pt" style:font-size-complex="13pt"/>
    </style:style>
    <style:style style:name="P8" style:family="paragraph" style:parent-style-name="Standard">
      <style:paragraph-properties fo:text-align="start" style:justify-single-word="false"/>
      <style:text-properties fo:font-size="13pt" style:text-underline-style="solid" style:text-underline-width="auto" style:text-underline-color="font-color" style:font-size-asian="13pt" style:font-size-complex="13pt"/>
    </style:style>
    <style:style style:name="P9" style:family="paragraph" style:parent-style-name="Standard">
      <style:text-properties fo:font-size="13pt" fo:font-style="italic" style:font-size-asian="13pt" style:font-style-asian="italic" style:font-size-complex="13pt" style:font-style-complex="italic"/>
    </style:style>
    <style:style style:name="P10" style:family="paragraph" style:parent-style-name="Standard">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P11" style:family="paragraph" style:parent-style-name="Standard">
      <style:text-properties fo:font-size="13pt" style:text-underline-style="none" style:font-size-asian="13pt" style:font-size-complex="13pt"/>
    </style:style>
    <style:style style:name="P12" style:family="paragraph" style:parent-style-name="Standard">
      <style:text-properties fo:font-size="13pt" fo:font-style="normal" style:font-size-asian="13pt" style:font-style-asian="normal" style:font-size-complex="13pt" style:font-style-complex="normal"/>
    </style:style>
    <style:style style:name="P13" style:family="paragraph" style:parent-style-name="Standard">
      <style:text-properties fo:font-size="13pt" fo:font-style="normal" style:text-underline-style="none" style:font-size-asian="13pt" style:font-style-asian="normal" style:font-size-complex="13pt" style:font-style-complex="normal"/>
    </style:style>
    <style:style style:name="P14" style:family="paragraph" style:parent-style-name="Standard">
      <style:paragraph-properties fo:text-align="start" style:justify-single-word="false"/>
      <style:text-properties fo:color="#000000" style:font-name="Times New Roman" fo:font-size="13pt" fo:font-style="normal" style:text-underline-style="none" style:font-size-asian="13pt" style:font-style-asian="normal" style:font-size-complex="13pt" style:font-style-complex="normal"/>
    </style:style>
    <style:style style:name="P15" style:family="paragraph" style:parent-style-name="Standard">
      <style:paragraph-properties fo:text-align="start" style:justify-single-word="false"/>
      <style:text-properties fo:color="#000000" style:font-name="Times New Roman" fo:font-size="13pt" fo:font-style="normal" fo:font-weight="normal" fo:background-color="transparent"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P17" style:family="paragraph" style:parent-style-name="Standard">
      <style:text-properties fo:color="#000000" style:font-name="Times New Roman" fo:font-size="13pt" style:text-underline-style="none" style:font-size-asian="13pt" style:font-size-complex="13pt"/>
    </style:style>
    <style:style style:name="P18" style:family="paragraph" style:parent-style-name="Standard">
      <style:paragraph-properties fo:text-align="start" style:justify-single-word="false"/>
      <style:text-properties fo:color="#000000" style:font-name="Times New Roman" fo:font-size="13pt" style:text-underline-style="none" style:font-size-asian="13pt" style:font-size-complex="13pt"/>
    </style:style>
    <style:style style:name="P19" style:family="paragraph" style:parent-style-name="Standard">
      <style:paragraph-properties fo:text-align="start" style:justify-single-word="false"/>
      <style:text-properties fo:color="#000000" style:font-name="Times New Roman" fo:font-size="13pt" style:text-underline-style="none" fo:font-weight="normal" style:font-size-asian="13pt" style:font-weight-asian="normal" style:font-size-complex="13pt" style:font-weight-complex="normal"/>
    </style:style>
    <style:style style:name="P20" style:family="paragraph" style:parent-style-name="Standard">
      <style:paragraph-properties fo:text-align="start" style:justify-single-word="false">
        <style:tab-stops>
          <style:tab-stop style:position="11.165cm"/>
        </style:tab-stops>
      </style:paragraph-properties>
      <style:text-properties fo:color="#000000" style:font-name="Times New Roman" fo:font-size="13pt" style:text-underline-style="none" fo:font-weight="normal"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color="#000000" style:font-name="Times New Roman" fo:font-size="13pt" style:text-underline-style="solid" style:text-underline-width="auto" style:text-underline-color="font-color" style:font-size-asian="13pt" style:font-size-complex="13pt"/>
    </style:style>
    <style:style style:name="P22" style:family="paragraph" style:parent-style-name="Standard">
      <style:paragraph-properties fo:text-align="start" style:justify-single-word="false"/>
      <style:text-properties fo:color="#000000" style:font-name="Times New Roman" fo:font-size="13pt" style:text-underline-style="solid" style:text-underline-width="auto" style:text-underline-color="font-color" fo:font-weight="normal" style:font-size-asian="13pt" style:font-weight-asian="normal" style:font-size-complex="13pt" style:font-weight-complex="normal"/>
    </style:style>
    <style:style style:name="P23" style:family="paragraph" style:parent-style-name="Standard">
      <style:text-properties fo:color="#000000" style:font-name="Times New Roman" fo:font-size="13pt" style:font-size-asian="13pt" style:font-size-complex="13pt"/>
    </style:style>
    <style:style style:name="P24" style:family="paragraph" style:parent-style-name="Standard">
      <style:paragraph-properties fo:text-align="start" style:justify-single-word="false"/>
      <style:text-properties fo:color="#000000" style:font-name="Times New Roman" fo:font-size="13pt" style:font-size-asian="13pt" style:font-size-complex="13pt"/>
    </style:style>
    <style:style style:name="P25" style:family="paragraph" style:parent-style-name="Standard">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color="#000000" style:font-name="Times New Roman" fo:font-size="13pt" fo:font-weight="bold" style:font-size-asian="13pt" style:font-weight-asian="bold" style:font-size-complex="13pt" style:font-weight-complex="bold"/>
    </style:style>
    <style:style style:name="P27" style:family="paragraph" style:parent-style-name="Standard">
      <style:paragraph-properties fo:text-align="start" style:justify-single-word="false"/>
      <style:text-properties fo:color="#000000" style:font-name="Times New Roman" fo:font-size="14pt" style:text-underline-style="none" fo:font-weight="normal"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color="#000000" style:font-name="Times New Roman" fo:font-size="14pt" fo:font-weight="normal" style:font-size-asian="14pt" style:font-weight-asian="normal" style:font-size-complex="14pt" style:font-weight-complex="normal"/>
    </style:style>
    <style:style style:name="P29" style:family="paragraph" style:parent-style-name="Standard">
      <style:paragraph-properties fo:text-align="center" style:justify-single-word="false"/>
      <style:text-properties fo:color="#000000"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30" style:family="paragraph" style:parent-style-name="Standard">
      <style:paragraph-properties fo:text-align="start" style:justify-single-word="false">
        <style:tab-stops>
          <style:tab-stop style:position="11.165cm"/>
        </style:tab-stops>
      </style:paragraph-properties>
      <style:text-properties fo:color="#000000" style:font-name="Times New Roman" fo:font-size="12pt" style:text-underline-style="none"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Times New Roman" fo:font-weight="normal" style:font-weight-asian="normal" style:font-weight-complex="normal"/>
    </style:style>
    <style:style style:name="P32" style:family="paragraph" style:parent-style-name="Standard">
      <style:paragraph-properties fo:text-align="start" style:justify-single-word="false"/>
      <style:text-properties fo:color="#000000" style:font-name="Times New Roman" style:text-underline-style="solid" style:text-underline-width="auto" style:text-underline-color="font-color" fo:font-weight="normal" style:font-weight-asian="normal" style:font-weight-complex="normal"/>
    </style:style>
    <style:style style:name="P33" style:family="paragraph" style:parent-style-name="Standard">
      <style:text-properties fo:color="#000000" fo:font-size="13pt" style:font-size-asian="13pt" style:font-size-complex="13pt"/>
    </style:style>
    <style:style style:name="P34" style:family="paragraph" style:parent-style-name="Standard">
      <style:paragraph-properties>
        <style:tab-stops>
          <style:tab-stop style:position="11.165cm"/>
        </style:tab-stops>
      </style:paragraph-properties>
      <style:text-properties fo:color="#000000" fo:font-size="13pt" style:font-size-asian="13pt" style:font-size-complex="13pt"/>
    </style:style>
    <style:style style:name="P35" style:family="paragraph" style:parent-style-name="Standard">
      <style:paragraph-properties fo:text-align="start" style:justify-single-word="false">
        <style:tab-stops>
          <style:tab-stop style:position="11.165cm"/>
        </style:tab-stops>
      </style:paragraph-properties>
      <style:text-properties fo:color="#000000" style:font-name="Calibri" fo:font-size="13pt" style:text-underline-style="none" fo:font-weight="normal" style:font-size-asian="13pt" style:font-weight-asian="normal" style:font-size-complex="13pt" style:font-weight-complex="normal"/>
    </style:style>
    <style:style style:name="P36" style:family="paragraph" style:parent-style-name="Standard">
      <style:paragraph-properties fo:text-align="start" style:justify-single-word="false"/>
      <style:text-properties fo:color="#000000" style:font-name="Calibri" fo:font-weight="normal" style:font-weight-asian="normal" style:font-weight-complex="normal"/>
    </style:style>
    <style:style style:name="P37" style:family="paragraph" style:parent-style-name="Standard">
      <style:text-properties fo:font-size="14pt" style:font-size-asian="14pt" style:font-size-complex="14pt"/>
    </style:style>
    <style:style style:name="P38"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39" style:family="paragraph" style:parent-style-name="Standard">
      <style:paragraph-properties fo:text-align="start" style:justify-single-word="false"/>
      <style:text-properties style:font-name="Calibri" fo:font-size="13pt" style:font-size-asian="13pt" style:font-size-complex="13pt"/>
    </style:style>
    <style:style style:name="P40" style:family="paragraph" style:parent-style-name="Standard">
      <style:paragraph-properties fo:text-align="start" style:justify-single-word="false"/>
      <style:text-properties style:font-name="Times New Roman" fo:font-size="13pt" fo:background-color="transparent" style:font-size-asian="13pt" style:font-size-complex="13pt"/>
    </style:style>
    <style:style style:name="P41" style:family="paragraph" style:parent-style-name="Standard">
      <style:paragraph-properties fo:text-align="start" style:justify-single-word="false"/>
      <style:text-properties style:font-name="Times New Roman" fo:font-size="13pt" style:font-size-asian="13pt" style:font-size-complex="13pt"/>
    </style:style>
    <style:style style:name="P42" style:family="paragraph" style:parent-style-name="Standard">
      <style:paragraph-properties fo:text-align="start" style:justify-single-word="false"/>
      <style:text-properties style:font-name="Times New Roman" fo:font-size="13pt" style:text-underline-style="none" style:font-size-asian="13pt" style:font-size-complex="13pt"/>
    </style:style>
    <style:style style:name="P43" style:family="paragraph" style:parent-style-name="Standard">
      <style:paragraph-properties fo:text-align="start" style:justify-single-word="false"/>
      <style:text-properties style:font-name="Times New Roman" fo:font-size="13pt" fo:font-weight="normal" style:font-size-asian="13pt" style:font-weight-asian="normal" style:font-size-complex="13pt" style:font-weight-complex="normal"/>
    </style:style>
    <style:style style:name="P44" style:family="paragraph" style:parent-style-name="Standard">
      <style:paragraph-properties fo:text-align="center" style:justify-single-word="false"/>
      <style:text-properties fo:color="#ff6633" style:font-name="Calibri" style:text-underline-style="none"/>
    </style:style>
    <style:style style:name="P45" style:family="paragraph" style:parent-style-name="Standard">
      <style:text-properties fo:color="#ff6633" style:font-name="Calibri" fo:font-size="13pt" style:font-size-asian="13pt" style:font-size-complex="13pt"/>
    </style:style>
    <style:style style:name="P46" style:family="paragraph" style:parent-style-name="Standard">
      <style:paragraph-properties fo:text-align="start" style:justify-single-word="false">
        <style:tab-stops>
          <style:tab-stop style:position="11.165cm"/>
        </style:tab-stops>
      </style:paragraph-properties>
      <style:text-properties fo:color="#ff0000" style:font-name="Times New Roman" fo:font-size="12pt" style:text-underline-style="none" fo:font-weight="normal" style:font-size-asian="12pt" style:font-weight-asian="normal" style:font-size-complex="12pt" style:font-weight-complex="normal"/>
    </style:style>
    <style:style style:name="P47" style:family="paragraph" style:parent-style-name="Standard">
      <style:paragraph-properties fo:text-align="start" style:justify-single-word="false">
        <style:tab-stops>
          <style:tab-stop style:position="11.165cm"/>
        </style:tab-stops>
      </style:paragraph-properties>
      <style:text-properties fo:font-size="12pt" style:text-underline-style="solid" style:text-underline-width="auto" style:text-underline-color="font-color" style:font-size-asian="12pt" style:font-size-complex="12pt"/>
    </style:style>
    <style:style style:name="P48" style:family="paragraph" style:parent-style-name="Standard">
      <style:paragraph-properties fo:text-align="start" style:justify-single-word="false"/>
    </style:style>
    <style:style style:name="P49" style:family="paragraph" style:parent-style-name="Standard">
      <style:paragraph-properties fo:margin-top="0cm" fo:margin-bottom="0cm"/>
    </style:style>
    <style:style style:name="P50" style:family="paragraph" style:parent-style-name="Standard">
      <style:paragraph-properties fo:margin-top="0cm" fo:margin-bottom="0cm"/>
      <style:text-properties fo:font-size="14pt" style:text-underline-style="solid" style:text-underline-width="auto" style:text-underline-color="font-color" style:font-size-asian="14pt" style:font-size-complex="14pt"/>
    </style:style>
    <style:style style:name="P51" style:family="paragraph" style:parent-style-name="Standard">
      <style:paragraph-properties fo:margin-top="0cm" fo:margin-bottom="0cm"/>
      <style:text-properties fo:font-size="13pt" style:font-size-asian="13pt" style:font-size-complex="13pt"/>
    </style:style>
    <style:style style:name="P52" style:family="paragraph" style:parent-style-name="Standard">
      <style:paragraph-properties fo:margin-top="0cm" fo:margin-bottom="0cm"/>
      <style:text-properties fo:font-size="13pt" style:text-underline-style="solid" style:text-underline-width="auto" style:text-underline-color="font-color" style:font-size-asian="13pt" style:font-size-complex="13pt"/>
    </style:style>
    <style:style style:name="P53" style:family="paragraph" style:parent-style-name="Standard">
      <style:paragraph-properties fo:margin-top="0cm" fo:margin-bottom="0cm"/>
      <style:text-properties fo:font-size="13pt" style:text-underline-style="none" style:font-size-asian="13pt" style:font-size-complex="13pt"/>
    </style:style>
    <style:style style:name="P54" style:family="paragraph" style:parent-style-name="Standard">
      <style:paragraph-properties fo:margin-top="0cm" fo:margin-bottom="0cm"/>
      <style:text-properties style:font-name="Times New Roman" fo:font-size="13pt" style:text-underline-style="none" style:font-size-asian="13pt" style:font-size-complex="13pt"/>
    </style:style>
    <style:style style:name="P55" style:family="paragraph" style:parent-style-name="Standard">
      <style:paragraph-properties fo:margin-top="0cm" fo:margin-bottom="0cm"/>
      <style:text-properties style:font-name="Times New Roman" fo:font-size="13pt" style:font-size-asian="13pt" style:font-size-complex="13pt"/>
    </style:style>
    <style:style style:name="P56" style:family="paragraph" style:parent-style-name="Standard">
      <style:paragraph-properties fo:margin-top="0cm" fo:margin-bottom="0cm" fo:text-align="start" style:justify-single-word="false"/>
      <style:text-properties style:font-name="Times New Roman" fo:font-size="13pt" style:font-size-asian="13pt" style:font-size-complex="13pt"/>
    </style:style>
    <style:style style:name="P57" style:family="paragraph" style:parent-style-name="Standard">
      <style:paragraph-properties fo:margin-top="0cm" fo:margin-bottom="0cm" fo:text-align="start" style:justify-single-word="false"/>
      <style:text-properties style:font-name="Times New Roman" fo:font-size="13pt" fo:font-weight="normal" style:font-size-asian="13pt" style:font-weight-asian="normal" style:font-size-complex="13pt" style:font-weight-complex="normal"/>
    </style:style>
    <style:style style:name="P58" style:family="paragraph" style:parent-style-name="Standard">
      <style:paragraph-properties fo:margin-top="0cm" fo:margin-bottom="0cm"/>
      <style:text-properties fo:color="#000000" style:font-name="Times New Roman" fo:font-size="13pt" style:text-underline-style="none" fo:font-weight="normal" style:font-size-asian="13pt" style:font-weight-asian="normal" style:font-size-complex="13pt" style:font-weight-complex="normal"/>
    </style:style>
    <style:style style:name="P59" style:family="paragraph" style:parent-style-name="Standard">
      <style:paragraph-properties fo:margin-top="0cm" fo:margin-bottom="0cm"/>
      <style:text-properties fo:color="#000000" style:font-name="Times New Roman" fo:font-size="14pt" style:text-underline-style="none" fo:font-weight="normal" style:font-size-asian="14pt" style:font-weight-asian="normal" style:font-size-complex="14pt" style:font-weight-complex="normal"/>
    </style:style>
    <style:style style:name="P60" style:family="paragraph" style:parent-style-name="Standard">
      <style:paragraph-properties fo:margin-top="0cm" fo:margin-bottom="0cm"/>
      <style:text-properties fo:color="#000000"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61" style:family="paragraph" style:parent-style-name="Standard">
      <style:paragraph-properties fo:margin-top="0cm" fo:margin-bottom="0cm">
        <style:tab-stops>
          <style:tab-stop style:position="14.049cm"/>
        </style:tab-stops>
      </style:paragraph-properties>
      <style:text-properties fo:color="#000000" fo:font-size="13pt" style:font-size-asian="13pt" style:font-size-complex="13pt"/>
    </style:style>
    <style:style style:name="P62" style:family="paragraph" style:parent-style-name="Table_20_Contents">
      <style:paragraph-properties fo:margin-top="0cm" fo:margin-bottom="0cm"/>
      <style:text-properties fo:font-size="11pt" style:font-size-asian="11pt" style:font-size-complex="11pt"/>
    </style:style>
    <style:style style:name="P63" style:family="paragraph" style:parent-style-name="Table_20_Contents">
      <style:paragraph-properties fo:margin-top="0cm" fo:margin-bottom="0cm"/>
      <style:text-properties fo:font-size="13pt" style:font-size-asian="13pt" style:font-size-complex="13pt"/>
    </style:style>
    <style:style style:name="P64" style:family="paragraph" style:parent-style-name="List_20_Paragraph">
      <style:paragraph-properties fo:margin-top="0cm" fo:margin-bottom="0cm"/>
      <style:text-properties fo:color="#000000" style:font-name="Times New Roman" fo:font-size="14pt" style:text-underline-style="none" fo:font-weight="normal" style:font-size-asian="14pt" style:font-weight-asian="normal" style:font-size-complex="14pt" style:font-weight-complex="normal"/>
    </style:style>
    <style:style style:name="P65" style:family="paragraph" style:parent-style-name="Text_20_body">
      <style:paragraph-properties fo:margin-top="0cm" fo:margin-bottom="0cm" fo:line-height="115%"/>
      <style:text-properties style:font-name="Times New Roman" fo:font-size="13pt" fo:font-weight="normal" style:font-size-asian="13pt" style:font-weight-asian="normal" style:font-size-complex="13pt" style:font-weight-complex="normal"/>
    </style:style>
    <style:style style:name="P66" style:family="paragraph" style:parent-style-name="Text_20_body">
      <style:paragraph-properties fo:margin-top="0cm" fo:margin-bottom="0cm" fo:line-height="115%"/>
      <style:text-properties fo:font-size="13pt" style:font-size-asian="13pt" style:font-size-complex="13pt"/>
    </style:style>
    <style:style style:name="P67" style:family="paragraph" style:parent-style-name="List_20_Paragraph">
      <style:paragraph-properties fo:margin-left="0cm" fo:margin-right="0cm" fo:text-indent="0cm" style:auto-text-indent="false"/>
      <style:text-properties fo:font-size="13pt" style:font-size-asian="13pt" style:font-size-complex="13pt"/>
    </style:style>
    <style:style style:name="P68" style:family="paragraph" style:parent-style-name="Standard">
      <style:paragraph-properties fo:margin-left="0cm" fo:margin-right="0cm" fo:margin-top="0cm" fo:margin-bottom="0cm" fo:text-indent="0cm" style:auto-text-indent="false"/>
      <style:text-properties fo:font-size="13pt" style:font-size-asian="13pt" style:font-size-complex="13pt"/>
    </style:style>
    <style:style style:name="P69" style:family="paragraph" style:parent-style-name="Standard">
      <style:paragraph-properties fo:margin-left="0cm" fo:margin-right="0cm" fo:margin-top="0cm" fo:margin-bottom="0cm" fo:text-indent="0cm" style:auto-text-indent="false"/>
      <style:text-properties fo:color="#000000" style:font-name="Times New Roman" fo:font-size="13pt" style:text-underline-style="none" fo:font-weight="normal" style:font-size-asian="13pt" style:font-weight-asian="normal" style:font-size-complex="13pt" style:font-weight-complex="normal"/>
    </style:style>
    <style:style style:name="P70" style:family="paragraph" style:parent-style-name="Standard">
      <style:paragraph-properties fo:margin-left="0cm" fo:margin-right="0cm" fo:margin-top="0cm" fo:margin-bottom="0cm" fo:text-indent="0cm" style:auto-text-indent="false"/>
      <style:text-properties fo:color="#000000" style:font-name="Times New Roman" fo:font-size="14pt" style:text-underline-style="none" fo:font-weight="normal" style:font-size-asian="14pt" style:font-weight-asian="normal" style:font-size-complex="14pt" style:font-weight-complex="normal"/>
    </style:style>
    <style:style style:name="P71" style:family="paragraph" style:parent-style-name="List_20_Paragraph">
      <style:paragraph-properties fo:margin-left="0cm" fo:margin-right="0cm" fo:margin-top="0cm" fo:margin-bottom="0cm" fo:text-indent="0cm" style:auto-text-indent="false"/>
      <style:text-properties fo:color="#000000" style:font-name="Times New Roman" fo:font-size="13pt" style:text-underline-style="none" fo:font-weight="normal" style:font-size-asian="13pt" style:font-weight-asian="normal" style:font-size-complex="13pt" style:font-weight-complex="normal"/>
    </style:style>
    <style:style style:name="P72" style:family="paragraph" style:parent-style-name="List_20_Paragraph">
      <style:paragraph-properties fo:margin-left="0cm" fo:margin-right="0cm" fo:margin-top="0cm" fo:margin-bottom="0cm" fo:text-indent="0cm" style:auto-text-indent="false"/>
      <style:text-properties fo:color="#000000" style:font-name="Times New Roman" fo:font-size="14pt" style:text-underline-style="none" fo:font-weight="normal" style:font-size-asian="14pt" style:font-weight-asian="normal" style:font-size-complex="14pt" style:font-weight-complex="normal"/>
    </style:style>
    <style:style style:name="P73" style:family="paragraph" style:parent-style-name="Text_20_body">
      <style:paragraph-properties fo:margin-left="0cm" fo:margin-right="0cm" fo:line-height="115%" fo:text-indent="0cm" style:auto-text-indent="false"/>
      <style:text-properties style:font-name="Times New Roman" fo:font-size="13pt" fo:font-weight="normal" style:font-size-asian="13pt" style:font-weight-asian="normal" style:font-size-complex="13pt" style:font-weight-complex="normal"/>
    </style:style>
    <style:style style:name="P74" style:family="paragraph" style:parent-style-name="Standard">
      <style:paragraph-properties fo:margin-left="0cm" fo:margin-right="0cm" fo:text-indent="-0.635cm" style:auto-text-indent="false">
        <style:tab-stops/>
      </style:paragraph-properties>
      <style:text-properties fo:font-size="13pt" style:font-size-asian="13pt" style:font-size-complex="13pt"/>
    </style:style>
    <style:style style:name="P75" style:family="paragraph" style:parent-style-name="Text_20_body">
      <style:paragraph-properties fo:margin-left="0cm" fo:margin-right="0cm" fo:line-height="115%" fo:text-indent="-0.635cm" style:auto-text-indent="false"/>
      <style:text-properties style:font-name="Times New Roman" fo:font-size="13pt" fo:font-weight="normal" style:font-size-asian="13pt" style:font-weight-asian="normal" style:font-size-complex="13pt" style:font-weight-complex="normal"/>
    </style:style>
    <style:style style:name="P76" style:family="paragraph" style:parent-style-name="Text_20_body">
      <style:paragraph-properties fo:line-height="115%"/>
      <style:text-properties style:font-name="Times New Roman" fo:font-size="13pt" fo:font-weight="normal" style:font-size-asian="13pt" style:font-weight-asian="normal" style:font-size-complex="13pt" style:font-weight-complex="normal"/>
    </style:style>
    <style:style style:name="P77" style:family="paragraph" style:parent-style-name="Text_20_body">
      <style:paragraph-properties fo:margin-left="2.54cm" fo:margin-right="0cm" fo:line-height="115%" fo:text-indent="-0.635cm" style:auto-text-indent="false"/>
      <style:text-properties style:font-name="Times New Roman" fo:font-size="13pt" fo:font-weight="normal" style:font-size-asian="13pt" style:font-weight-asian="normal" style:font-size-complex="13pt" style:font-weight-complex="normal"/>
    </style:style>
    <style:style style:name="P78" style:family="paragraph" style:parent-style-name="Text_20_body">
      <style:paragraph-properties fo:margin-left="2.54cm" fo:margin-right="0cm" fo:line-height="115%" fo:text-indent="-0.635cm" style:auto-text-indent="false"/>
      <style:text-properties fo:font-size="13pt" style:font-size-asian="13pt" style:font-size-complex="13pt"/>
    </style:style>
    <style:style style:name="P79" style:family="paragraph" style:parent-style-name="Standard">
      <style:paragraph-properties fo:text-align="start" style:justify-single-word="false" fo:padding="0.074cm" fo:border-left="none" fo:border-right="none" fo:border-top="none" fo:border-bottom="0.002cm solid #000000" style:join-border="false">
        <style:tab-stops>
          <style:tab-stop style:position="11.165cm"/>
        </style:tab-stops>
      </style:paragraph-properties>
      <style:text-properties fo:color="#ff0000" style:font-name="Times New Roman" fo:font-size="12pt" style:text-underline-style="none" fo:font-weight="normal" style:font-size-asian="12pt" style:font-weight-asian="normal" style:font-size-complex="12pt" style:font-weight-complex="normal"/>
    </style:style>
    <style:style style:name="P80" style:family="paragraph" style:parent-style-name="Standard">
      <style:paragraph-properties fo:padding="0.074cm" fo:border-left="none" fo:border-right="none" fo:border-top="none" fo:border-bottom="0.002cm solid #000000" style:join-border="false"/>
      <style:text-properties fo:font-size="13pt" style:font-size-asian="13pt" style:font-size-complex="13pt"/>
    </style:style>
    <style:style style:name="P81" style:family="paragraph" style:parent-style-name="Table_20_Contents">
      <style:text-properties fo:font-size="13pt" style:font-size-asian="13pt" style:font-size-complex="13pt"/>
    </style:style>
    <style:style style:name="P82" style:family="paragraph" style:parent-style-name="Table_20_Contents" style:list-style-name="WWNum1">
      <style:text-properties fo:font-size="13pt" style:font-size-asian="13pt" style:font-size-complex="13pt"/>
    </style:style>
    <style:style style:name="P83" style:family="paragraph" style:parent-style-name="Table_20_Contents" style:list-style-name="WWNum1">
      <style:text-properties fo:font-size="13pt" fo:font-style="italic" style:font-size-asian="13pt" style:font-style-asian="italic" style:font-size-complex="13pt" style:font-style-complex="italic"/>
    </style:style>
    <style:style style:name="P84" style:family="paragraph" style:parent-style-name="Table_20_Contents">
      <style:text-properties fo:font-size="13pt" style:text-underline-style="solid" style:text-underline-width="auto" style:text-underline-color="font-color" style:font-size-asian="13pt" style:font-size-complex="13pt"/>
    </style:style>
    <style:style style:name="P85" style:family="paragraph" style:parent-style-name="Table_20_Contents" style:list-style-name="WWNum1">
      <style:text-properties style:font-name="Times New Roman" fo:font-size="13pt" style:font-size-asian="13pt" style:font-size-complex="13pt"/>
    </style:style>
    <style:style style:name="P86" style:family="paragraph" style:parent-style-name="Table_20_Contents">
      <style:text-properties fo:font-size="10pt" style:font-size-asian="10pt" style:font-size-complex="10pt"/>
    </style:style>
    <style:style style:name="P87" style:family="paragraph" style:parent-style-name="Standard">
      <style:text-properties fo:font-size="13pt" style:font-size-asian="13pt" style:font-size-complex="13pt"/>
    </style:style>
    <style:style style:name="P88" style:family="paragraph" style:parent-style-name="Standard" style:list-style-name="WWNum1">
      <style:text-properties fo:font-size="13pt" style:font-size-asian="13pt" style:font-size-complex="13pt"/>
    </style:style>
    <style:style style:name="P89" style:family="paragraph" style:parent-style-name="Standard" style:list-style-name="L4">
      <style:text-properties fo:font-size="13pt" style:font-size-asian="13pt" style:font-size-complex="13pt"/>
    </style:style>
    <style:style style:name="P90" style:family="paragraph" style:parent-style-name="Standard" style:list-style-name="L5">
      <style:text-properties fo:font-size="13pt" style:font-size-asian="13pt" style:font-size-complex="13pt"/>
    </style:style>
    <style:style style:name="P91" style:family="paragraph" style:parent-style-name="Standard">
      <style:text-properties fo:font-size="13pt" fo:font-style="italic" style:font-size-asian="13pt" style:font-style-asian="italic" style:font-size-complex="13pt" style:font-style-complex="italic"/>
    </style:style>
    <style:style style:name="P92" style:family="paragraph" style:parent-style-name="Standard">
      <style:paragraph-properties fo:text-align="start" style:justify-single-word="false"/>
      <style:text-properties fo:color="#000000" style:font-name="Times New Roman" fo:font-size="13pt" style:text-underline-style="none" fo:font-weight="normal" style:font-size-asian="13pt" style:font-weight-asian="normal" style:font-size-complex="13pt" style:font-weight-complex="normal"/>
    </style:style>
    <style:style style:name="P93" style:family="paragraph" style:parent-style-name="Standard" style:list-style-name="L1">
      <style:paragraph-properties fo:text-align="start" style:justify-single-word="false"/>
      <style:text-properties fo:color="#000000" style:font-name="Times New Roman" fo:font-size="13pt" style:text-underline-style="none" fo:font-weight="normal" style:font-size-asian="13pt" style:font-weight-asian="normal" style:font-size-complex="13pt" style:font-weight-complex="normal"/>
    </style:style>
    <style:style style:name="P94" style:family="paragraph" style:parent-style-name="Standard" style:list-style-name="L2">
      <style:paragraph-properties fo:text-align="start" style:justify-single-word="false">
        <style:tab-stops>
          <style:tab-stop style:position="11.165cm"/>
        </style:tab-stops>
      </style:paragraph-properties>
      <style:text-properties fo:color="#000000" style:font-name="Times New Roman" fo:font-size="13pt" style:text-underline-style="none" fo:font-weight="normal" style:font-size-asian="13pt" style:font-weight-asian="normal" style:font-size-complex="13pt" style:font-weight-complex="normal"/>
    </style:style>
    <style:style style:name="P95" style:family="paragraph" style:parent-style-name="Standard" style:list-style-name="L3">
      <style:paragraph-properties fo:text-align="start" style:justify-single-word="false">
        <style:tab-stops>
          <style:tab-stop style:position="11.165cm"/>
        </style:tab-stops>
      </style:paragraph-properties>
      <style:text-properties fo:color="#000000" style:font-name="Times New Roman" fo:font-size="13pt" style:text-underline-style="none" fo:font-weight="normal" style:font-size-asian="13pt" style:font-weight-asian="normal" style:font-size-complex="13pt" style:font-weight-complex="normal"/>
    </style:style>
    <style:style style:name="P96" style:family="paragraph" style:parent-style-name="Standard">
      <style:paragraph-properties fo:text-align="center" style:justify-single-word="false"/>
      <style:text-properties fo:color="#000000" style:font-name="Times New Roman" fo:font-size="13pt" style:text-underline-style="none" fo:font-weight="normal" style:font-size-asian="13pt" style:font-weight-asian="normal" style:font-size-complex="13pt" style:font-weight-complex="normal"/>
    </style:style>
    <style:style style:name="P97" style:family="paragraph" style:parent-style-name="Standard">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98" style:family="paragraph" style:parent-style-name="Standard" style:list-style-name="L6">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99" style:family="paragraph" style:parent-style-name="Standard" style:list-style-name="L7">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100" style:family="paragraph" style:parent-style-name="Standard" style:list-style-name="L8">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101" style:family="paragraph" style:parent-style-name="Standard" style:list-style-name="L9">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102" style:family="paragraph" style:parent-style-name="Standard" style:list-style-name="L10">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103" style:family="paragraph" style:parent-style-name="Standard" style:list-style-name="L11">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104" style:family="paragraph" style:parent-style-name="Standard" style:list-style-name="L12">
      <style:paragraph-properties fo:text-align="start" style:justify-single-word="false"/>
      <style:text-properties fo:color="#000000" style:font-name="Times New Roman" fo:font-size="13pt" fo:font-weight="normal" style:font-size-asian="13pt" style:font-weight-asian="normal" style:font-size-complex="13pt" style:font-weight-complex="normal"/>
    </style:style>
    <style:style style:name="P105" style:family="paragraph" style:parent-style-name="Standard">
      <style:paragraph-properties fo:text-align="start" style:justify-single-word="false"/>
      <style:text-properties fo:color="#000000" style:font-name="Times New Roman" fo:font-size="13pt" style:text-underline-style="solid" style:text-underline-width="auto" style:text-underline-color="font-color" fo:font-weight="normal" style:font-size-asian="13pt" style:font-weight-asian="normal" style:font-size-complex="13pt" style:font-weight-complex="normal"/>
    </style:style>
    <style:style style:name="P106" style:family="paragraph" style:parent-style-name="Standard">
      <style:paragraph-properties fo:text-align="center" style:justify-single-word="false"/>
      <style:text-properties fo:color="#000000" style:font-name="Times New Roman" fo:font-size="14pt" style:text-underline-style="none" fo:font-weight="normal" style:font-size-asian="14pt" style:font-weight-asian="normal" style:font-size-complex="14pt" style:font-weight-complex="normal"/>
    </style:style>
    <style:style style:name="P107" style:family="paragraph" style:parent-style-name="Standard">
      <style:text-properties fo:color="#000000" fo:font-size="14pt" style:font-size-asian="14pt" style:font-size-complex="14pt"/>
    </style:style>
    <style:style style:name="P108" style:family="paragraph" style:parent-style-name="Standard">
      <style:paragraph-properties fo:text-align="start" style:justify-single-word="false"/>
      <style:text-properties fo:color="#ff0000" fo:font-size="16pt" style:text-underline-style="solid" style:text-underline-width="auto" style:text-underline-color="font-color" style:font-size-asian="16pt" style:font-size-complex="16pt"/>
    </style:style>
    <style:style style:name="P109" style:family="paragraph" style:parent-style-name="Standard">
      <style:paragraph-properties fo:text-align="start" style:justify-single-word="false"/>
      <style:text-properties fo:color="#ff0000" fo:font-size="16pt" fo:font-weight="normal" style:font-size-asian="16pt" style:font-weight-asian="normal" style:font-size-complex="16pt" style:font-weight-complex="normal"/>
    </style:style>
    <style:style style:name="P110" style:family="paragraph" style:parent-style-name="Standard">
      <style:paragraph-properties fo:text-align="start" style:justify-single-word="false"/>
      <style:text-properties fo:color="#ff0000" style:font-name="Times New Roman" fo:font-size="16pt" style:text-underline-style="none" fo:font-weight="normal" style:font-size-asian="16pt" style:font-weight-asian="normal" style:font-size-complex="16pt" style:font-weight-complex="normal"/>
    </style:style>
    <style:style style:name="P111" style:family="paragraph" style:parent-style-name="Standard">
      <style:paragraph-properties fo:text-align="start" style:justify-single-word="false"/>
      <style:text-properties style:font-name="Times New Roman" fo:font-size="13pt" fo:background-color="transparent" style:font-size-asian="13pt" style:font-size-complex="13pt"/>
    </style:style>
    <style:style style:name="P11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13" style:family="paragraph" style:parent-style-name="Standard" style:list-style-name="WWNum1">
      <style:paragraph-properties fo:margin-left="0cm" fo:margin-right="0cm" fo:text-indent="-0.635cm" style:auto-text-indent="false">
        <style:tab-stops/>
      </style:paragraph-properties>
      <style:text-properties fo:font-size="13pt" style:font-size-asian="13pt" style:font-size-complex="13pt"/>
    </style:style>
    <style:style style:name="P114" style:family="paragraph" style:parent-style-name="Standard" style:list-style-name="WWNum1">
      <style:paragraph-properties fo:margin-left="0.053cm" fo:margin-right="0cm" fo:text-indent="-0.635cm" style:auto-text-indent="false">
        <style:tab-stops/>
      </style:paragraph-properties>
      <style:text-properties fo:font-size="13pt" style:font-size-asian="13pt" style:font-size-complex="13pt"/>
    </style:style>
    <style:style style:name="P115" style:family="paragraph" style:parent-style-name="List_20_Paragraph">
      <style:paragraph-properties fo:margin-left="0cm" fo:margin-right="0cm" fo:text-align="start" style:justify-single-word="false" fo:text-indent="0cm" style:auto-text-indent="false"/>
      <style:text-properties fo:font-size="13pt" style:font-size-asian="13pt" style:font-size-complex="13pt"/>
    </style:style>
    <style:style style:name="P116" style:family="paragraph" style:parent-style-name="Text_20_body">
      <style:paragraph-properties fo:margin-top="0cm" fo:margin-bottom="0cm" fo:line-height="115%"/>
      <style:text-properties style:font-name="Times New Roman" fo:font-size="13pt" fo:font-weight="normal" style:font-size-asian="13pt" style:font-weight-asian="normal" style:font-size-complex="13pt" style:font-weight-complex="normal"/>
    </style:style>
    <style:style style:name="P117" style:family="paragraph" style:parent-style-name="Text_20_body">
      <style:paragraph-properties fo:margin-top="0cm" fo:margin-bottom="0cm" fo:line-height="115%"/>
      <style:text-properties style:font-name="Times New Roman" fo:font-size="13pt" style:text-underline-style="none" fo:font-weight="normal" style:font-size-asian="13pt" style:font-weight-asian="normal" style:font-size-complex="13pt" style:font-weight-complex="normal"/>
    </style:style>
    <style:style style:name="P118" style:family="paragraph" style:parent-style-name="Text_20_body">
      <style:paragraph-properties fo:line-height="115%"/>
    </style:style>
    <style:style style:name="P119" style:family="paragraph" style:parent-style-name="Text_20_body">
      <style:paragraph-properties fo:margin-left="-0.635cm" fo:margin-right="0cm" fo:line-height="115%" fo:text-indent="0cm" style:auto-text-indent="false"/>
      <style:text-properties style:font-name="Times New Roman" fo:font-size="13pt" fo:font-weight="normal" style:font-size-asian="13pt" style:font-weight-asian="normal" style:font-size-complex="13pt" style:font-weight-complex="normal"/>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style:font-name="Times New Roman"/>
    </style:style>
    <style:style style:name="T7" style:family="text">
      <style:text-properties style:font-name="Times New Roman" style:text-underline-style="none"/>
    </style:style>
    <style:style style:name="T8" style:family="text">
      <style:text-properties style:font-name="Times New Roman" style:text-underline-style="none" fo:background-color="transparent"/>
    </style:style>
    <style:style style:name="T9" style:family="text">
      <style:text-properties style:font-name="Times New Roman" style:text-underline-style="none" fo:font-weight="normal" style:font-weight-asian="normal" style:font-weight-complex="normal"/>
    </style:style>
    <style:style style:name="T10" style:family="text">
      <style:text-properties style:font-name="Times New Roman" fo:background-color="transparent"/>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size="13pt" style:text-underline-style="none" style:font-size-asian="13pt" style:font-size-complex="13pt"/>
    </style:style>
    <style:style style:name="T13" style:family="text">
      <style:text-properties style:font-name="Times New Roman" fo:font-size="13pt" style:font-size-asian="13pt" style:font-size-complex="13pt"/>
    </style:style>
    <style:style style:name="T14" style:family="text">
      <style:text-properties style:font-name="Times New Roman" style:text-underline-style="solid" style:text-underline-width="auto" style:text-underline-color="font-color"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color="#000000"/>
    </style:style>
    <style:style style:name="T19" style:family="text">
      <style:text-properties fo:color="#000000" style:font-name="Times New Roman"/>
    </style:style>
    <style:style style:name="T20" style:family="text">
      <style:text-properties fo:color="#000000" style:font-name="Times New Roman" style:text-underline-style="none"/>
    </style:style>
    <style:style style:name="T21" style:family="text">
      <style:text-properties fo:color="#000000" style:font-name="Times New Roman" fo:font-size="13pt" style:text-underline-style="none" style:font-size-asian="13pt" style:font-size-complex="13pt"/>
    </style:style>
    <style:style style:name="T22" style:family="text">
      <style:text-properties fo:color="#000000" style:font-name="Times New Roman" fo:font-size="13pt" fo:font-weight="normal" style:font-size-asian="13pt" style:font-weight-asian="normal" style:font-size-complex="13pt" style:font-weight-complex="normal"/>
    </style:style>
    <style:style style:name="T23" style:family="text">
      <style:text-properties fo:color="#000000" style:font-name="Times New Roman" style:text-underline-style="solid" style:text-underline-width="auto" style:text-underline-color="font-color" fo:font-weight="normal" style:font-weight-asian="normal" style:font-weight-complex="normal"/>
    </style:style>
    <style:style style:name="T24" style:family="text">
      <style:text-properties fo:color="#000000" style:font-name="Times New Roman" fo:font-weight="normal" style:font-weight-asian="normal" style:font-weight-complex="normal"/>
    </style:style>
    <style:style style:name="T25" style:family="text">
      <style:text-properties fo:color="#000000" style:font-name="Calibri"/>
    </style:style>
    <style:style style:name="T26" style:family="text">
      <style:text-properties fo:color="#000000" style:font-name="Calibri" fo:font-weight="normal" style:font-weight-asian="normal" style:font-size-complex="13pt" style:font-weight-complex="normal"/>
    </style:style>
    <style:style style:name="T27" style:family="text">
      <style:text-properties fo:color="#000000" fo:font-style="italic" style:text-underline-style="none" style:font-style-asian="italic" style:font-style-complex="italic"/>
    </style:style>
    <style:style style:name="T28" style:family="text">
      <style:text-properties fo:background-color="transparent"/>
    </style:style>
    <style:style style:name="T29" style:family="text">
      <style:text-properties fo:font-size="13pt"/>
    </style:style>
    <style:style style:name="T30" style:family="text">
      <style:text-properties fo:font-size="13pt" style:font-size-asian="13pt" style:font-size-complex="13pt"/>
    </style:style>
    <style:style style:name="T31" style:family="text">
      <style:text-properties fo:font-size="13pt" style:text-underline-style="solid" style:text-underline-width="auto" style:text-underline-color="font-color" style:font-size-asian="13pt" style:font-size-complex="13pt"/>
    </style:style>
    <style:style style:name="T32" style:family="text">
      <style:text-properties fo:font-size="13pt" style:text-underline-style="none" style:font-size-asian="13pt" style:font-size-complex="13pt"/>
    </style:style>
    <style:style style:name="T33" style:family="text">
      <style:text-properties fo:font-weight="normal"/>
    </style:style>
    <style:style style:name="T34" style:family="text">
      <style:text-properties fo:font-weight="normal" style:font-weight-asian="normal" style:font-weight-complex="normal"/>
    </style:style>
    <style:style style:name="T35" style:family="text">
      <style:text-properties fo:font-variant="normal" fo:text-transform="none"/>
    </style:style>
    <style:style style:name="T36" style:family="text">
      <style:text-properties fo:font-variant="normal" fo:text-transform="none" fo:font-size="12pt"/>
    </style:style>
    <style:style style:name="T37" style:family="text">
      <style:text-properties fo:font-variant="normal" fo:text-transform="none" style:font-name="Courier New"/>
    </style:style>
    <style:style style:name="T38" style:family="text">
      <style:text-properties style:font-name="Calibri1" fo:font-size="12pt"/>
    </style:style>
    <style:style style:name="T39" style:family="text">
      <style:text-properties style:font-name="Courier New"/>
    </style:style>
    <style:style style:name="T40" style:family="text">
      <style:text-properties style:font-size-asian="13pt"/>
    </style:style>
    <style:style style:name="T41" style:family="text">
      <style:text-properties style:font-size-complex="13pt"/>
    </style:style>
    <style:style style:name="T42" style:family="text">
      <style:text-properties style:font-weight-asian="normal"/>
    </style:style>
    <style:style style:name="T43" style:family="text">
      <style:text-properties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3">Anthropologie des pratiques corporelles</text:p>
          </table:table-cell>
        </table:table-row>
      </table:table>
      <text:p text:style-name="P6"/>
      <text:p text:style-name="P4"/>
      <text:p text:style-name="P51"><text:span text:style-name="T2">Objectif</text:span>: envisager autrement les pratiques corporelles.</text:p>
      <text:p text:style-name="P1"><text:span text:style-name="T2">Attendus</text:span>: être capable:</text:p>
      <text:list xml:id="list29738780" text:style-name="WWNum1">
        <text:list-item>
          <text:p text:style-name="P82">de repérer et de caractériser une approche anthropologique.</text:p>
        </text:list-item>
        <text:list-item>
          <text:p text:style-name="P82">d’utiliser les éléments du cours pour envisager les pratiques corporelles et/ou les problèmes de société.</text:p>
        </text:list-item>
        <text:list-item>
          <text:p text:style-name="P82">de se décentrer par rapport à sa propre manière d’envisager les choses.</text:p>
        </text:list-item>
      </text:list>
      <text:p text:style-name="P1"><text:span text:style-name="T2">Organisation</text:span>: 16h de CM / 8h de TD.</text:p>
      <text:p text:style-name="P4"><text:span text:style-name="T2">Évaluation</text:span>: épreuve écrite d'1h30 avec 4 questions sur 5 points.</text:p>
      <text:p text:style-name="P4"/>
      <text:p text:style-name="P51"><text:span text:style-name="T1">→ </text:span><text:span text:style-name="T2">Les lectures obligatoires</text:span>:</text:p>
      <text:list xml:id="list30272619" text:continue-numbering="true" text:style-name="WWNum1">
        <text:list-item>
          <text:p text:style-name="P82">Géraud, Leservoisier, Pottier: Les notions clés de l’ethnologie (lire la 2ème partie: chapitre 9 à 14).</text:p>
        </text:list-item>
        <text:list-item>
          <text:p text:style-name="P82">Kilani: Anthropologie, Du local au global (lire la 3ème partie: chapitre 16, 17, 18 et 19).</text:p>
        </text:list-item>
        <text:list-item>
          <text:p text:style-name="P82">Laplantine: L’anthropologie (lire la 2ème partie).</text:p>
        </text:list-item>
        <text:list-item>
          <text:p text:style-name="P82">Rivière: Introduction à l’anthropologie (lire le chapitre 2).</text:p>
          <text:p text:style-name="P82"/>
        </text:list-item>
      </text:list>
      <text:p text:style-name="P108">I) <text:span text:style-name="T34">Introduction</text:span></text:p>
      <text:p text:style-name="P8"/>
      <text:p text:style-name="P50"><text:span text:style-name="T1">1- </text:span>Anthropologie, c'est à dire<text:span text:style-name="T1">?</text:span></text:p>
      <text:p text:style-name="P50"/>
      <text:p text:style-name="P51"><text:span text:style-name="T1">1.1.</text:span><text:span text:style-name="T2">D’une définition englobante</text:span><text:span text:style-name="T1">:</text:span></text:p>
      <text:p text:style-name="P53"/>
      <text:p text:style-name="P51">Kant définit l'anthropologie comme étant la science de l’homme.</text:p>
      <text:p text:style-name="P51"/>
      <text:p text:style-name="P51">- Une anthropologie <text:span text:style-name="T4">physique </text:span><text:span text:style-name="T15">qui étudie l'homme dans ces caractères, morphologies, biologiques biométriques.. (débu</text:span>t du 19ème siècle avec Brocat) <text:s/>puis <text:span text:style-name="T4">culturelle</text:span> et <text:span text:style-name="T4">sociale</text:span> (Boas et Malinowski sont les premiers à proposer une anthropologie qui va s'intéresser à l'homme dans sa nature (connaissances...) c'est un versant plus culturel et social: comment l’être humain vit-il en société ?).</text:p>
      <text:p text:style-name="P51">- L’anthropologie est « <text:span text:style-name="T4">le total des sciences qui considère l’homme comme un être vivant, conscient et sociable. </text:span>» (Mauss, 1936).</text:p>
      <text:p text:style-name="P4">-L’anthropologie « <text:span text:style-name="T4">n’est pas une science unique, mais un groupement des parties de sciences ou des applications des sciences ayant un objet commun, l’homme, d’une part, dans sa nature physique et mentale, d’autre part dans son développement historique et préhistorique.</text:span> » (Lalande, 2002).</text:p>
      <text:p text:style-name="P4"/>
      <text:p text:style-name="P63">(A savoir: l'anthropologie s'est construit pour mieux connaître l'être humain.)</text:p>
      <text:p text:style-name="P62"/>
      <text:p text:style-name="P51"><text:span text:style-name="T2">Conséquences</text:span>: </text:p>
      <text:list xml:id="list30253684" text:continue-numbering="true" text:style-name="WWNum1">
        <text:list-item>
          <text:p text:style-name="P83">Une anthropologie biologique, sociale, culturelle, cognitive... → existence d’une multitude d’anthropologies.</text:p>
        </text:list-item>
        <text:list-item>
          <text:p text:style-name="P82"><text:span text:style-name="T4">DES</text:span> anthropologies des pratiques corporelles qui se complètent. </text:p>
        </text:list-item>
        <text:list-item>
          <text:p text:style-name="P82">Les STAPS, une anthropologie ? ( L’homme en action)</text:p>
        </text:list-item>
      </text:list>
      <text:p text:style-name="P115"><text:soft-page-break/><text:span text:style-name="T16">Question d'examen</text:span><text:span text:style-name="T15">: Que peut-on tirer comme enseignement pour les STAPS de l’histoire et de la question de l’anthropologie ?</text:span> </text:p>
      <text:p text:style-name="P1">A ces débuts, l’anthropologie se basait sur un esprit naturaliste qui a comme postulat que « les formes supérieures de la vie sociale et mentale trouvent une explication suffisante dans les conditions matérielles et climatiques de la vie physiologique » (Lalande).</text:p>
      <text:p text:style-name="P1">Explication: pour comprendre l’évolution de la vie, il suffisait de s’intéresser aux conditions matérielles et climatiques, c’est-à-dire à la biologie <text:span text:style-name="T6">.L'anthropologie a apporté, au départ, un prima aux explications matérialistes. </text:span>Cependant, l’échec de l’anthropologie fut qu’ils <text:span text:style-name="T1">pensaient que cela suffisait.</text:span><text:span text:style-name="T7"> Hors, pour les STAPS, la question de la santé ne peut être réduit à la question biologique, il faut aussi y ajouter la question culturelle. L</text:span><text:span text:style-name="T1">es STAPS doivent en fait avoir une vigilance sur le fait qu’on ne nous propose pas une explication qui serait suffisante pour expliquer / comprendre les pratiques corporelles.</text:span></text:p>
      <text:p text:style-name="P2"/>
      <text:p text:style-name="P52"><text:span text:style-name="T1">1.2.</text:span>A une centration sur les aspects culturels, cognitifs, sociaux<text:span text:style-name="T1">:</text:span></text:p>
      <text:p text:style-name="P52"/>
      <text:p text:style-name="P51">-« étudier et expliquer la vie des hommes et des femmes en société »</text:p>
      <text:p text:style-name="P51"><text:span text:style-name="T4">Mouvement évolutionniste</text:span>: classification des êtres qu’il considérait comme inférieurs, moins civilisés. Ceux qui sont étranges peuvent être aussi des êtres humains. </text:p>
      <text:p text:style-name="P51"><text:span text:style-name="T4">Posture ethnocentrique</text:span><text:span text:style-name="T6">: penser à partir de son propre point de vue, et l'instaurer comme supérieur: on s'instaure comme la norme.</text:span></text:p>
      <text:p text:style-name="P55"/>
      <text:p text:style-name="P51">-«  comprendre toutes les formes de sociétés existantes ou ayant existées, dans un respect sans faille au relativisme culturel » </text:p>
      <text:p text:style-name="P51">Explication: à l'inverse de l’ethnocentrisme, les hommes sont tous différents.<text:span text:style-name="T6"> On doit accepter la différence comme telle, et aucune n'est supérieur à l'autre . </text:span></text:p>
      <text:p text:style-name="P51"><text:span text:style-name="T4">Relativisme culturel</text:span>: lorsqu'on accepte la différence mais qu'on cherche à la comprendre (pas à la juger). </text:p>
      <text:p text:style-name="P54">Expérience de l’autre. Il faut mettre en avant l’importance de la comparaison en anthropologie. En effet, l'anthropologie procède énormément par comparaison, pour comprendre l'unité, ce qui est commun, et ce qui est distinct. </text:p>
      <text:p text:style-name="P54"/>
      <text:p text:style-name="P4">-« L’approche ethnologique tend par ailleurs, à envisager les phénomènes sociaux en insistant particulièrement sur deux de leurs caractéristiques essentielles: leur nature partiellement inconsciente et leur dimension symbolique » </text:p>
      <text:p text:style-name="P4">Explication: la culture , l’organisation sociale font que nous agissons avec beaucoup d’implicite. Présence de logique culturelle sur laquelle l’anthropologie va se centrer . On va s’intéresser en essayant de comprendre qu’est-ce qu’ils construisent comme normal, important, quels sens ils donnent à leur environnement. Cela est opéré par une démarche directe, on comprend les choses par l’intérieur (contact avec les acteurs: travail de terrain) <text:s/>car de l’extérieur on constate la présence d'un regard ethnocentrique.</text:p>
      <text:p text:style-name="P4"/>
      <text:p text:style-name="P7"><text:span text:style-name="T1">1.3.</text:span>L’anthropologie et différentes disciplines<text:span text:style-name="T1">:</text:span></text:p>
      <text:p text:style-name="P51"/>
      <text:p text:style-name="P51">-<text:span text:style-name="T15"> </text:span><text:span text:style-name="T16">Anthropologie/Philosophie</text:span>: </text:p>
      <text:p text:style-name="P51">Le savoir anthropologique est un travail de terrain, il se base sur des observations de terrain et à partir de là on peut construire, analyser tandis que la philosophie prend, elle, des exemples emblématiques.</text:p>
      <text:p text:style-name="P5"><text:span text:style-name="T8">L'anthropologie s'appuie sur des théories philosophiques, car il y a un besoin de théorisation </text:span><text:soft-page-break/><text:span text:style-name="T8">des notions. C'est un système ouvert </text:span><text:span text:style-name="T10"># philosophie: système clos, l'ensemble des éléments se soutiennent.</text:span></text:p>
      <text:p text:style-name="P40"/>
      <text:p text:style-name="P4">- <text:span text:style-name="T16">Anthropologie/Sociologie</text:span>:</text:p>
      <text:p text:style-name="P4"/>
      <text:p text:style-name="P4">*la différenciation étymologique: </text:p>
      <text:p text:style-name="P4">Sociologie (= science de la société) # Anthropologie (= science de l’homme). </text:p>
      <text:p text:style-name="P4"/>
      <text:p text:style-name="P4">*la fondation:</text:p>
      <text:p text:style-name="P4">Sociologie: elle s'intéresse aux grands groupes dans des sociétés proches du chercheur <text:s text:c="4"/>(ex: population française / européenne sportive etc...). </text:p>
      <text:p text:style-name="P4">Anthropologie:<text:span text:style-name="T6"> elle s'intéresse </text:span><text:span text:style-name="T20">aux petits groupes, aux ethnies = groupe social, cohérent, qui a la même langue, les mêmes valeurs, les mêmes pratiques et qu'on peut facilement étudier par travail d'observation et de terrain (ex: les populations exotiques). De plus, ceux sont souvent des petits groupes de populations différents des autres populations et qui sont étranges pour celui qui va faire la recherche.</text:span></text:p>
      <text:p text:style-name="P17"/>
      <text:p text:style-name="P17">*Les méthodes:</text:p>
      <text:p text:style-name="P4">La sociologie développe des enquêtes quantitatives (ex: questionnaires) car ceux sont de grands groupes (= élément ponctuel). </text:p>
      <text:p text:style-name="P4">L’anthropologie: on procède par observation directe par le biais d'enquêtes qualitatives de longue durée.</text:p>
      <text:p text:style-name="P4"/>
      <text:p text:style-name="P4">*La sociologie désincarne son objet, on la caractérise par des variables (l'homme devient un âge, un sexe...) alors que l’anthropologie fait l’inverse et est en contact avec les acteurs et fonctionne avec ces acteurs, elle essaye de s'immerger dans leurs propres cultures.</text:p>
      <text:p text:style-name="P39"/>
      <text:p text:style-name="P14">*La sociologie part de la théorie pour tester sa validité (ex : la théorie de Pociello est appuyée sur les thèses de Bourdieu: les pratiques se répartissent entre capital culturel et capital social) → dvp d'une théorie hypothético-déductive.</text:p>
      <text:p text:style-name="P14">L'anthropologie part du terrain pour construire une théorie → <text:s/>dvp d'une théorie hypothético-inductive.</text:p>
      <text:p text:style-name="P14"/>
      <text:p text:style-name="P14">*Sociologie: méthodes très calibrées.</text:p>
      <text:p text:style-name="P14">Anthropologie: méthodes beaucoup moins formalisées car le travail se passe sur le terrain, l' interaction humaine est en fait non prévisible.</text:p>
      <text:p text:style-name="P5"/>
      <text:p text:style-name="P12">Par ailleurs, on constate <text:span text:style-name="T4">un rapprochement des deux disciplines</text:span>. En effet, les sociétés étranges (ex: exotiques) disparaissent et donc l'anthropologie vient sur le terrain de la sociologie. De plus, les sociologues s'intéressent aussi à des petits groupes et empruntent alors les méthodes de l'anthropologie (= méthodes qualitatives). On parle ainsi de croisement mutuel de leurs terrains.</text:p>
      <text:p text:style-name="P9"/>
      <text:p text:style-name="P51">- <text:span text:style-name="T16">Anthropologie/Histoire</text:span>: </text:p>
      <text:p text:style-name="P51"/>
      <text:p text:style-name="P51">Anthropologie: source orale # Histoire: document écrit. </text:p>
      <text:p text:style-name="P51">Les anthropologues s’identifient par rapport à des lieux, des espaces tandis que l’historien s'identifie, lui, par rapport à une période donnée. </text:p>
      <text:p text:style-name="P51"><text:soft-page-break/>L’anthropologie travaille sur ce qui est autre et l’histoire travaille sur les communautés proches de l’historien en priorité. </text:p>
      <text:p text:style-name="P51">Anthropologie: pratique inconsciente # Histoire: pratique consciente. </text:p>
      <text:p text:style-name="P51">L'anthropologie travaille sur le présent et l’histoire sur le passé. </text:p>
      <text:p text:style-name="P16">Par ailleurs, aujourd'hui, on s'intéresse aussi à la manière dont les hommes vivaient. En effet, on ne s'intéresse plus seulement aux grands hommes, mais aussi à leurs pratiques.</text:p>
      <text:p text:style-name="P16">C'est en fait <text:span text:style-name="T4">l'anthropologie historique</text:span> <text:span text:style-name="T4">qui se développe</text:span> (= <text:span text:style-name="T28">moment de croisement entre ces 2 disciplines).</text:span></text:p>
      <text:p text:style-name="P15"/>
      <text:p text:style-name="P4">- <text:span text:style-name="T16">Anthropologie/Linguistique</text:span>:</text:p>
      <text:p text:style-name="P4"/>
      <text:p text:style-name="P4"><text:span text:style-name="T4">L’anthropologie emprunte des théories à la linguistique</text:span>.<text:span text:style-name="T6"> En effet, l'</text:span><text:span text:style-name="T10">anthropologie s'intéresse à la langue, à la manière de p</text:span><text:span text:style-name="T6">enser, à la sonorité du langage, et donc de ce fait, elle s'est beaucoup intéressée à la linguistique. (influence du langage sur la manière de penser).</text:span></text:p>
      <text:p text:style-name="P4"/>
      <text:p text:style-name="P4">→ <text:span text:style-name="T2">Mais des frontières tenues</text:span>...</text:p>
      <text:p text:style-name="P4"/>
      <text:p text:style-name="P4"><text:span text:style-name="T1">1.4.</text:span><text:span text:style-name="T2">Des objets/thématiques dits de prédilection</text:span>:</text:p>
      <text:list xml:id="list30271490" text:continue-numbering="true" text:style-name="WWNum1">
        <text:list-item>
          <text:p text:style-name="P82">la parenté</text:p>
        </text:list-item>
        <text:list-item>
          <text:p text:style-name="P82">les rituels, les croyances et les mythes: énormément dans les milieux sportifs (ex: préparations avant les matchs). </text:p>
        </text:list-item>
        <text:list-item>
          <text:p text:style-name="P82">les liens sociaux et les systèmes politiques (ex: JO)</text:p>
        </text:list-item>
        <text:list-item>
          <text:p text:style-name="P82">le don et les productions matérielles.</text:p>
        </text:list-item>
        <text:list-item>
          <text:p text:style-name="P82">la culture: ceux sont les valeurs auxquels les sportif adhérent.</text:p>
        </text:list-item>
        <text:list-item>
          <text:p text:style-name="P82">le langage: manière dont on nomme les choses.</text:p>
        </text:list-item>
        <text:list-item>
          <text:p text:style-name="P82">le corps et les techniques.</text:p>
        </text:list-item>
        <text:list-item>
          <text:p text:style-name="P82">reproduction /changement: ce qui est commun chez l’homme, ce qui change.</text:p>
        </text:list-item>
        <text:list-item>
          <text:p text:style-name="P82">…</text:p>
        </text:list-item>
      </text:list>
      <text:p text:style-name="P1">Tout ce qui est familier, quotidien… </text:p>
      <text:p text:style-name="P1"/>
      <text:p text:style-name="P67"><text:span text:style-name="T1">1.5.</text:span><text:span text:style-name="T2">Distinguer Anthropologie / Ethnologie / Ethnographie</text:span><text:span text:style-name="T1">:</text:span></text:p>
      <text:p text:style-name="P4">Ces trois thèmes sont souvent associés à une même discipline, à la même manière de créer des connaissances que l’on doit cependant différencier.</text:p>
      <text:p text:style-name="P4"/>
      <text:list xml:id="list30260963" text:continue-numbering="true" text:style-name="WWNum1">
        <text:list-item>
          <text:p text:style-name="P82">«  Claude Lévi-Strauss a définitivement assigné à l’ethnographie la tâche de la collecte des données, à l’ethnologie celle d’en élaborer la matière à l’échelle de sociétés particulières, à l’anthropologie celle de mettre en œuvre l’analyse qui consiste à comparer des sociétés et des cultures et à alimenter la réflexion théorique ».</text:p>
        </text:list-item>
      </text:list>
      <text:p text:style-name="P1"/>
      <text:p text:style-name="P84">Explication: </text:p>
      <text:p text:style-name="P1">Anthropologie = évolution qui part du terrain (du concret) vers quelque chose de plus abstrait. </text:p>
      <text:p text:style-name="P1">Niveau ethnographique = la rencontre du chercheur avec les autres, le chercheur va observer, décrire. Il est là pour construire des matériaux, faire des observations, développer des entretiens. (monographie = récit du déroulement de la recherche).</text:p>
      <text:p text:style-name="P1"/>
      <text:list xml:id="list30271599" text:continue-numbering="true" text:style-name="WWNum1">
        <text:list-item>
          <text:p text:style-name="P82"><text:soft-page-break/>Le niveau ethnographique: « se confronter au terrain », construire différents matériaux, produire une description.</text:p>
        </text:list-item>
        <text:list-item>
          <text:p text:style-name="P82">La phase ethnologique: analyser les matériaux, élaborer une première théorisation.</text:p>
        </text:list-item>
        <text:list-item>
          <text:p text:style-name="P82">Le temps anthropologique: une réflexion plus générale, plus théorique sur l’homme et les principes sous-jacents à toute expérience humaine.</text:p>
          <text:p text:style-name="P82"/>
        </text:list-item>
      </text:list>
      <text:p text:style-name="P107"><text:span text:style-name="T1">2- </text:span><text:span text:style-name="T2">Une anthropologie du sport </text:span><text:span text:style-name="T1">?</text:span></text:p>
      <text:p text:style-name="P7"/>
      <text:p text:style-name="P51"><text:span text:style-name="T1">2.1.</text:span><text:span text:style-name="T2">Le sport, un objet légitime </text:span><text:span text:style-name="T1">?</text:span></text:p>
      <text:p text:style-name="P52"/>
      <text:p text:style-name="P51">Globalement,il y a <text:span text:style-name="T4">peu de publications.</text:span><text:span text:style-name="T15"> En effet, c</text:span>e qui est consacré à l’anthropologie du sport est faible.</text:p>
      <text:p text:style-name="P51">Difficultés: </text:p>
      <text:p text:style-name="P51">- le sport est un phénomène culturel issu des sociétés contemporaines qui n’est pas exotique.</text:p>
      <text:p text:style-name="P4">- lorsque l’on s’est intéressé à la pratique physique, l’intérêt était de savoir son rôle dans les cultures, dans la société.</text:p>
      <text:p text:style-name="P4">- le sport est un phénomène planétaire, ce qui est contraire à un travail sur un petit groupe très homogène (Comment la méthode anthropologique peut être exercée alors que le terrain est si diffèrent ?).</text:p>
      <text:p text:style-name="P4"/>
      <text:p text:style-name="P4">Et pourtant <text:span text:style-name="T4">on peut le légitimer</text:span>: </text:p>
      <text:list xml:id="list30257974" text:continue-numbering="true" text:style-name="WWNum1">
        <text:list-item>
          <text:p text:style-name="P82">Comprendre l’évolution des pratiques corporelles permet de comprendre les techniques et les technologies d’évolution au sein des sociétés. </text:p>
        </text:list-item>
        <text:list-item>
          <text:p text:style-name="P85">Le sport affecte son environnement, il a un impact sur notre environnement.</text:p>
          <text:p text:style-name="P85">En effet, à travers les pratiques sportives, on peut comprendre l'appropriation des espaces, la modification des pratiques.</text:p>
        </text:list-item>
        <text:list-item>
          <text:p text:style-name="P82">Le sport cristallise les appartenances, on peut comprendre comment se partage un groupe, comment il évolue grâce au sport.</text:p>
        </text:list-item>
      </text:list>
      <text:p text:style-name="P1"/>
      <text:p text:style-name="P4"><text:span text:style-name="T1">2.2.</text:span><text:span text:style-name="T2">Différentes perspectives</text:span><text:span text:style-name="T1">:</text:span></text:p>
      <text:p text:style-name="P11"/>
      <text:p text:style-name="P4"><text:span text:style-name="T2">Les techniques du corps et leurs objets</text:span>: à travers l’histoire des techniques <text:span text:style-name="T6">(présence d'innovations technologiques / de techniques physiques et sportives).</text:span></text:p>
      <text:p text:style-name="P4"/>
      <text:p text:style-name="P4"><text:span text:style-name="T2">Cultures sportives</text:span>: on peut étudier les multiples sous cultures possibles à un sport. Comprendre ses sous cultures permet de comprendre les valeurs, les rapports au corps d’une pratique. Comment le sport c’est diffuser dans le monde ? (du fait de la colonisation). <text:s text:c="7"/>Ça permet de comprendre que le sport est transversal et à la fois particulier. On peut travailler sur le processus d’acculturation d’une pratique (<text:span text:style-name="T19">processus d'acculturation: comment un sport est pratiqué en fonction du lieu, comment il se transforme d'un endroit à un autre ?).</text:span></text:p>
      <text:p text:style-name="P4"><text:span text:style-name="T2">Sport et société</text:span><text:span text:style-name="T1">: euphémisation de la violence, rôle politique du sport.</text:span></text:p>
      <text:p text:style-name="P11"/>
      <text:p text:style-name="P4"><text:span text:style-name="T2">APS comme observatoire privilégié</text:span><text:span text:style-name="T1">: l</text:span>e sport est souvent pris comme un observatoire privilégié de la société car beaucoup d’études travaillent sur le sport pour étudier un phénomène culturel plus large avec la notion de fait social total.</text:p>
      <text:p text:style-name="P4"/>
      <text:p text:style-name="Standard"><text:span text:style-name="T31">Activité et connaissances</text:span><text:span text:style-name="T32">: </text:span><text:span text:style-name="T12">travail d’anthropologie qui consiste à essayer de comprendre les </text:span><text:soft-page-break/><text:span text:style-name="T12">connaissances qui sont à l'œuvre dans la collaboration, dans l'élaboration d'une performance.</text:span></text:p>
      <text:p text:style-name="P44"/>
      <text:p text:style-name="P21"><text:span text:style-name="T1">2.3.</text:span>Deux axes de distinction des travaux<text:span text:style-name="T1">:</text:span></text:p>
      <text:p text:style-name="P41"/>
      <text:p text:style-name="P41">1) L'anthropologie peut essayer de comprendre les pratiques corporelles.</text:p>
      <text:p text:style-name="P24">*pour les pratiques en tant que telles, <text:span text:style-name="T4">pour</text:span><text:span text:style-name="T5"> les comprendre.</text:span></text:p>
      <text:p text:style-name="P24">*intérêt porté aux pratiques pour elles-mêmes,<text:span text:style-name="T4"> pour comprendre autre chose</text:span> <text:s text:c="21"/>(<text:span text:style-name="T4">le fonctionnement social, culturel, le rôle politique</text:span>).</text:p>
      <text:p text:style-name="P24"/>
      <text:p text:style-name="P24">2) L'anthropologie veut aller au plus près des acteurs, mais de plusieurs manières:</text:p>
      <text:p text:style-name="P24">*<text:span text:style-name="T4">plus proche du vécu, </text:span><text:span text:style-name="T5">sur le terrain</text:span><text:span text:style-name="T1">, l'observateur vit les mêmes choses que les autres + discours avec eux.</text:span></text:p>
      <text:p text:style-name="P41"><text:span text:style-name="T18">*</text:span><text:span text:style-name="T27">c</text:span><text:span text:style-name="T5">ontact avec les acteurs</text:span>, travail sur les représentations des acteurs, sur ce qu'ils sont capables de dire.</text:p>
      <text:p text:style-name="P112"/>
      <text:p text:style-name="P109"><text:span text:style-name="T1">II) </text:span><text:span text:style-name="T2">Quelques fondements du regard anthropologique</text:span><text:span text:style-name="T1">.</text:span></text:p>
      <text:p text:style-name="P38"/>
      <text:p text:style-name="P37"><text:span text:style-name="T1">1- </text:span><text:span text:style-name="T2">L’évolution du regard anthropologique</text:span><text:span text:style-name="T1">: </text:span></text:p>
      <text:p text:style-name="P11"/>
      <text:p text:style-name="P24"><text:span text:style-name="T1">→ Commentaires sur le film: </text:span><text:span text:style-name="T5">Les Autres Hommes ,</text:span><text:span text:style-name="T1">Michel Viotte, 2006.</text:span></text:p>
      <text:p text:style-name="P18"/>
      <text:p text:style-name="P24">Le but de ce visionnage:</text:p>
      <text:p text:style-name="P9">&gt;Mettre en évidence les différentes manières de s’intéresser à l’autre et leurs évolutions.</text:p>
      <text:p text:style-name="P9">&gt;Appréhender les questionnements de l'anthropologie.</text:p>
      <text:p text:style-name="P9"/>
      <text:p text:style-name="P4">Comparaison du premier regard sur l’autre à nos propres normes, nos propres valeurs.</text:p>
      <text:p text:style-name="P4">Le peuple occidental cherche à imposer son point de vue, sa norme (= norme occidentale). </text:p>
      <text:p text:style-name="P4">Basculement vers l’acceptation de leur objet comme de l’art. </text:p>
      <text:p text:style-name="P4">Plusieurs phrases: rapport au monde diffèrent: « notre aveuglement empêcha longtemps de percevoir » / « sommes-nous prêt à admettre que ce monde trouve équilibre et beauté dans sa diversité ?»</text:p>
      <text:p text:style-name="P4"/>
      <text:p text:style-name="P51"><text:span text:style-name="T2">Question d'examen</text:span>: L<text:span text:style-name="T11">es populations qu'on rencontre ont un rapport au monde différent que notre aveuglement empêcha longtemps de percevoir, cet aveuglement n’est-il pas toujours présent ?</text:span></text:p>
      <text:p text:style-name="P4">Réponse: On est toujours aveuglé par notre propre culture, nos pratiques, nos normes. On parle d' ailleurs d'un aveuglement naturel (car lorsqu'il y a quelque chose qui est construit naturellement, il devient alors naturel).</text:p>
      <text:p text:style-name="P4"/>
      <text:p text:style-name="P42">C'est un regard péjoratif, un jugement que les occidentaux font sur les autres hommes. D'après le narrateur, ils n'ont pas d'histoire, et ils sont païens. Ils sont donc primitifs. </text:p>
      <text:p text:style-name="P42">De plus, pour l'instant, ces populations sont considérées comme des sous-hommes, des sauvages qui font peur, à qui on nie la condition humaine, ce qui va permettre la colonisation, le pillage, l'évangélisation...</text:p>
      <text:p text:style-name="P51">On s’est aperçu également qu’au contact des occidentaux, les autres cultures se sont transformés, voir même ont disparus dans certains cas. Cette idée de disparition des cultures consiste à essayer de comprendre au plus vite ce qui va changer, disparaître. Dialogue à sens unique, c’est-à-dire: on avait des préjugés sur eux mais on ne se savait pas ceux qu’ils <text:soft-page-break/>avaient sur nous. L’anthropologie va en tenir compte qu’après.</text:p>
      <text:p text:style-name="P4"><text:span text:style-name="T4">Rapport nature / culture</text:span>: Ce qui est de l’ordre de la nature est ce qui est commun et ce qui est de l’ordre de la culture peut être divers et se transformer !</text:p>
      <text:p text:style-name="P51">C'est la science et les théories scientifiques qui fondent la théorie sur ces peuples et qui en fondent des peuples inférieurs.</text:p>
      <text:p text:style-name="P51">Cette théorie scientifique est matérialiste car elle explique les pratiques, les engagements par le matériel: par exemple, la taille de l'appareil génital qui laisse à penser qu'ils ont une forte activité sexuelle.</text:p>
      <text:p text:style-name="P51">Théorie évolutionniste (de Darwin): la science permet de catégoriser les populations.</text:p>
      <text:p text:style-name="P51">Ceux sont des aventuriers qui ramènent les objets qui sont ensuite recueillis par les explorateurs avec lesquels ils vont en tirer des conclusions (ce n'est pas du réel travail de terrain).</text:p>
      <text:p text:style-name="P4">L’autre est considéré comme un objet (la femme par exemple), on en fait ce que l'on veut. On le ramène comme on ramène un coquillage.</text:p>
      <text:p text:style-name="P51">Exhibition de l’autre tel une invention. En effet, les aventuriers viennent de trouver une invention et viennent ensuite l'exposer aux occidentaux. Ils sont exposés comme des phénomènes de foire: <text:span text:style-name="T11">dans des petites cases, on leur fait reproduire leur quotidien, ces personnes ne sont toujours pas considérées comme humaines mais plutôt comme des animaux: on parle de zoo humain. On présente l'autre comme une attraction.</text:span></text:p>
      <text:p text:style-name="P43">Évolution des mentalités: on les ramène plus pour les disséquer mais pour<text:span text:style-name="T1"> étudier leurs pratiques.</text:span></text:p>
      <text:p text:style-name="P43">Ils sont exploités dans des spectacles, dans des signatures de photos...on expose et exploite les vaincus et leur terre. Toutes les populations sont placés dans des réserves.</text:p>
      <text:p text:style-name="P57">L'autre est toujours une curiosité.</text:p>
      <text:p text:style-name="P4">Exploitation des richesses des « sous hommes » (ex: l'or).</text:p>
      <text:p text:style-name="P4"/>
      <text:p text:style-name="P4">O<text:span text:style-name="T6">n va vers l</text:span><text:span text:style-name="T7">a reconnaissance de la différence de la même espèce : grammaires linguistiques et culturelles différentes.</text:span></text:p>
      <text:p text:style-name="P51"><text:span text:style-name="T1">On passe des «  sous hommes » à de</text:span>s hommes « différents ». On essaye de comprendre la différence au lieu de la juger. C'est la fin de l’importation des populations, l’aventurier va dans le contexte de vie des populations pour les voir, pour en faire des films du à l’évolution (technique cinématographique).<text:span text:style-name="T9"> On va essayer de consigner, décrire leur culture.</text:span></text:p>
      <text:p text:style-name="P51">De plus, les intervenants parmi les populations exotiques ne s’adaptent pas aux modes de vies mais essayent de s’imposer puisqu’ils sont considérés comme des héros dans les populations occidentales.</text:p>
      <text:p text:style-name="P51">La question du regard porté sur l’anthropologue: début de la préoccupation de l’arrivée des aventuriers sur les exotiques.</text:p>
      <text:p text:style-name="P51"/>
      <text:p text:style-name="P51"><text:span text:style-name="T2">Question d'examen</text:span>: En quoi les rituels sportifs peuvent ils être exemplaires du rapport permanence/changement au sein d’une culture ?</text:p>
      <text:p text:style-name="P56"><text:span text:style-name="T1">ex</text:span> : haka: Même chose? Même sens? Comment ça s'est transformé? Fonction artistique? Pour éblouir? Impressionner?</text:p>
      <text:p text:style-name="P56"/>
      <text:p text:style-name="P51">Idée d’échange et il ne faut pas imposer les règles occidentales. Volonté de partage qui reste maladroit car celui-ci peut nuire à une communauté. Que produit-on en imposant de l’avance technologique ? </text:p>
      <text:p text:style-name="P51">On arrive sur les premiers films ethnographiques qui ont duré 15 mois (durée longue). <text:s/></text:p>
      <text:p text:style-name="P51">Mise en avant de la manière dont les autres se voit eux-même.</text:p>
      <text:p text:style-name="P49"><text:soft-page-break/><text:span text:style-name="T30">L’encrage de la réflexion: s’ils sont différents, cela est dû au faite qu’ils ont un environnement différent. </text:span><text:span text:style-name="T12">O</text:span><text:span text:style-name="T21">n commence à comprendre les rites, les pratiques en fonction de l'environnement physique dans lequel ils vivent. </text:span></text:p>
      <text:p text:style-name="P18"/>
      <text:p text:style-name="P19"><text:span text:style-name="T2">Question d'examen</text:span>: Comment l'anthropologie peut-elle envisager le problème identitaire que rencontre un individu confronté au cours de sa vie à différentes cultures ?</text:p>
      <text:p text:style-name="P19">Comment peut-on demander à un individu de construire des normes différentes à différentes périodes de sa vie?</text:p>
      <text:p text:style-name="P19"/>
      <text:p text:style-name="P19">Ils essayent de rendre compte, à travers le film, du point de vue de l'autre sur lui-même, filmer les autres comme ils se voient eux-mêmes nécessite du temps.</text:p>
      <text:p text:style-name="P19"/>
      <text:p text:style-name="P19">Les scientifiques se déplacent enfin, vont sur le terrain au début du XXème siècle: c'est une observation en direct. Ils utilisent des méthodes , des types de classification de langage, des gestes de l'art pour avoir une connaissance encyclopédique. C'est un travail de terrain.</text:p>
      <text:p text:style-name="P19">Les cultures commencent alors à avoir une histoire: il y a une reconstitution de la construction de leur culture.</text:p>
      <text:p text:style-name="P19">De plus, l'observation évolue: de la morphologie à la gestuelle, au langage. On s'intéresse désormais à leurs mythes alors qu'avant on s'intéressait seulement à leurs morphologies. On passe de l'objet physique à l'objet symbolique. Le symbolique, les mythes deviennent en fait un objet important de l'anthropologie.</text:p>
      <text:p text:style-name="P19">Les populations exotiques commencent à mettre de coté leurs propres rituels, pratiques. Elles se transforment. La culture ancestrale est amenée à disparaître.</text:p>
      <text:p text:style-name="P19"/>
      <text:p text:style-name="P19">Anthropologie: travail de terrain pour comprendre le phénomène dans son contexte initial.</text:p>
      <text:p text:style-name="P19">F. BOAS: le phénomène ethnographique n'est compréhensible que dans son contexte initial.</text:p>
      <text:p text:style-name="P19">Reconnaissance de la richesse, de la complexité du langage, des pratiques de l'autre.</text:p>
      <text:p text:style-name="P19">=&gt; évolution positive.</text:p>
      <text:p text:style-name="P19"/>
      <text:p text:style-name="P19">L'anthropologue va faire partie de la société. Il s’intègre à eux pour pouvoir apprendre sur eux. Il s'agit de les COMPRENDRE. Les occidentaux tentent de comprendre la culture de l'autre, le regard est donc différent.</text:p>
      <text:p text:style-name="P19">Il y a même une collaboration avec les indigènes: on va du sens unique à un double sens. <text:s/>Les indigènes collaborent aux recherches, ils ont un rôle actif dans le processus.</text:p>
      <text:p text:style-name="P19"/>
      <text:p text:style-name="P19">BOAS passe des mois sur le terrain, et y retourne → allé-retour permanents.</text:p>
      <text:p text:style-name="P19">On est plus seulement là pour observer de très haut, puis plus près. Maintenant, on cherche à vivre avec eux, comme eux, il devient membre à part entière de cette société là.</text:p>
      <text:p text:style-name="P19">Notion de respect mutuel, on est plus seulement dans de l'échange.</text:p>
      <text:p text:style-name="P19">De plus, un regard pluridisciplinaire permet la compréhension des populations à un moment donné: apports linguistiques, de musicologie etc...</text:p>
      <text:p text:style-name="P19">Cohérence du système de pensée de ces populations: on reconnaît qu'elles sont rationnelles de leur propre point de vue.</text:p>
      <text:p text:style-name="P19">De plus, les indigènes ont leur mot à dire dans la définition de l'homme, dans la recherche de l'homme.</text:p>
      <text:p text:style-name="P19">=&gt; la place de l'indigène est croissante dans le processus même de recherche.</text:p>
      <text:p text:style-name="P22"/>
      <text:p text:style-name="P19"><text:span text:style-name="T2">Question d'examen</text:span>: En quoi le temps passé avec une population est-il primordial pour la <text:soft-page-break/>comprendre ?</text:p>
      <text:p text:style-name="P19">Le temps passé permet de s'intégrer dans la population, de la comprendre, de construire une relation plus forte. De plus, ça permet d'éviter les préjugés sur ces populations.</text:p>
      <text:p text:style-name="P19">Institutionnellement: changement en 1938: on passe du musée ethnographique (qui montre la différence) à un musée de l'homme (qui montre ce qui est commun à l'être humain)</text:p>
      <text:p text:style-name="P19">→ changement d'état d'esprit: on montre la différence, on l'accepte.</text:p>
      <text:p text:style-name="P19"/>
      <text:p text:style-name="P22">Évolution:</text:p>
      <text:p text:style-name="P19">Ces hommes ne sont plus assimilé à des objets.</text:p>
      <text:p text:style-name="P19">Ceux sont d'abord des témoins de mode de vie, d'un imaginaire particulier.</text:p>
      <text:p text:style-name="P19">Évolution pour reconnaître ces objets comme de l'art, <text:s/>les objets des autres sont intéressants, on peut y trouver une beauté.</text:p>
      <text:p text:style-name="P19"><text:span text:style-name="T2">Question d'examen</text:span>: En quoi les progrès de l'anthropologie sur la manière d'appréhender l'autre ont-ils un impact sur la perception de l'autre dans la société?</text:p>
      <text:p text:style-name="P19">Il faut tout le temps remettre en cause nos propres normes pour regarder d'une nouvelle manière nos pratiques.</text:p>
      <text:p text:style-name="P19">Dans la société, le regard sur l'autre a changé, c'est peut être la voie qu'a emprunté l'anthropologie: impact qui n'est pas direct.</text:p>
      <text:p text:style-name="P19"/>
      <text:p text:style-name="P19">Question de la transformation des peuples par les contacts avec les occidentaux, impossibilité d'imposer une seule culture.</text:p>
      <text:p text:style-name="P19">Les contacts entre les cultures différentes entraînent des évolutions de ces cultures.</text:p>
      <text:p text:style-name="P19">Aujourd'hui, l'anthropologie met en avant l'importance de la diversité des cultures, qui est nécessaire à l'humanité, c'est un monde pluriel: coalition de cultures qui doivent préserver leur originalité, leur spécificité.</text:p>
      <text:p text:style-name="P19">Lévi-Strauss: la contribution de chacune de ces cultures à l'humanité ne se limite pas à la liste de ses inventions, ce n'est pas seulement à travers un progrès scientifique qu'on peut voir l'évolution d'une culture. </text:p>
      <text:p text:style-name="P19"/>
      <text:p text:style-name="P19">L'anthropologie rêve du premier contact avec une population complètement vierge de contact avec nos propres communautés. </text:p>
      <text:p text:style-name="P19"/>
      <text:p text:style-name="P19">De plus, on vient prendre leurs objets qui sont ensuite exposés dans des musées pour montrer la culture de ces populations. Et l’objet est intéressant s’il permet de comprendre un mode de vie, comprendre les cultures.</text:p>
      <text:p text:style-name="P19">On va même parfois jusqu'à reconnaître leur artisanat comme étant de l'art.</text:p>
      <text:p text:style-name="P19">Mais, pour les peuples dont les objets sont issus, ces objets sont-ils de l'art ? Est-ce que ce qu'on expose dans ces musées est considéré comme de l'art par les populations qui les utilisent à certaines occasions?</text:p>
      <text:p text:style-name="P19"/>
      <text:p text:style-name="P19"><text:span text:style-name="T2">Questions d'examen</text:span>:</text:p>
      <text:p text:style-name="P19">*Considérer les objets appartenant à d'autres peuples comme de l'art, n'est-ce pas de l'ethnocentrisme?</text:p>
      <text:p text:style-name="P19">=&gt; Qui peut considérer que tel ou tel type d'objet est de l'art ? Il faut essayer de prendre le point de vue des acteurs.</text:p>
      <text:p text:style-name="P19">*Que peut-on muséographier et comment le faire ?</text:p>
      <text:p text:style-name="P19">Pour pas que, lorsque les gens rentrent, ils se disent que les gens qui ont fabriqués les objets sont très différents, très inférieurs.</text:p>
      <text:p text:style-name="P19"><text:soft-page-break/>Aussi, le contact que l'on pensait bénéfique pour que ces populations puissent bénéficier de progrès n' a en fait pas apporté que du bien et a d'ailleurs plutôt apporté des problèmes.</text:p>
      <text:p text:style-name="P19">Il faut en fait apprécier la culture dans son originalité. </text:p>
      <text:p text:style-name="P19">Est-ce qu'on va vers une culture unique ou bien cette population va-t-elle pouvoir conserver son originalité ? </text:p>
      <text:p text:style-name="P19">(exemple dans le sport: Est-ce que chaque pratique sportive est porteuse d'un universel ou bien chaque culture a une manière différente de pratiquer un sport ?).</text:p>
      <text:p text:style-name="P19"/>
      <text:p text:style-name="P19">=&gt; Évolution du regard anthropologique, évolution du regard sur l'autre. (scientifiques et grand public).</text:p>
      <text:p text:style-name="P19"/>
      <text:p text:style-name="P59">2- <text:span text:style-name="T2">Son objet...</text:span></text:p>
      <text:p text:style-name="P60"/>
      <text:p text:style-name="P51"><text:span text:style-name="T2">L’homme</text:span><text:span text:style-name="T1">: L'anthropologie prend l'homme comme l'objet. C'est parce qu'on est un être humain que l'on peut comprendre les autres êtres humains. En tant qu'être humain, le chercheur peut être alors l'instrument de la recherche.</text:span> </text:p>
      <text:p text:style-name="P51">(C'est une étude par lui-même).</text:p>
      <text:p text:style-name="P51">Conséquence: l’homme est à la fois sujet et objet de l’étude. </text:p>
      <text:p text:style-name="P51"/>
      <text:p text:style-name="P51"><text:span text:style-name="T2">L’autre</text:span><text:span text:style-name="T1">:</text:span> L’anthropologie s'intéresse à l'autre. C'est une étude de l'autre comme un soi-même. De plus, ce n'est pas une étude sur soi, mais ça suppose un regard sur soi pour voir le différent. <text:s/>L’anthropologie suppose un regard de soi car pour comprendre les normes de l’autre, il faut d’abord savoir les siennes. L'anthropologie oscille entre ce qui est de l'ordre du même, d'une identité commune et ce qui de l'ordre du différent. </text:p>
      <text:p text:style-name="P51"/>
      <text:p text:style-name="P51"><text:span text:style-name="T2">L’homme tout entier en société</text:span><text:span text:style-name="T1">: L'anthropologie est plutôt une science du collectif. Elle va regarder comment l'être humain fonctionne au sein d'un groupe collectif. </text:span></text:p>
      <text:p text:style-name="P4"><text:span text:style-name="T1">L'anthropologie a une vision holiste</text:span>: on ne comprend pas l’être humain par secteur, mais on s’intéresse à un être humain considéré comme un tout qui n’est pas réductible à des critères qui le définissent. </text:p>
      <text:p text:style-name="P4"/>
      <text:p text:style-name="P4"><text:span text:style-name="T2">Ce qui n’a reçu que peu d’éclairage scientifique</text:span>: En général, l'anthropologie travaille plutôt sur des communautés, populations particulières qui intéressent peu la science canonique. </text:p>
      <text:p text:style-name="P4">Ce qui intéresse l'anthropologie, c'est ce qui est quotidien et ce qui paraît futile, anodin.</text:p>
      <text:p text:style-name="P4"/>
      <text:p text:style-name="P4"><text:span text:style-name="T2">Lié a un proje</text:span><text:span text:style-name="T1">t: L'étude anthropologique est toujours liée à ce qu'on veut faire, à un projet.</text:span></text:p>
      <text:p text:style-name="P11">« On ne trouve que ce que l'on cherche ».</text:p>
      <text:p text:style-name="P4"><text:span text:style-name="T1">On</text:span> n’étudie pas l’homme dans l’absolu. L’être humain comme objet d’étude est toujours construit avec des perspectives. </text:p>
      <text:p text:style-name="P4"/>
      <text:p text:style-name="P59">3- <text:span text:style-name="T2">Un mode de connaissance</text:span>:</text:p>
      <text:p text:style-name="P58"/>
      <text:p text:style-name="P4"><text:span text:style-name="T2">L’intersubjectivité</text:span>: le chercheur, en tant qu'être humain, est capable de comprendre l'autre. L’unité de l’homme même si elle est écartée par certains courants, est toujours à l’œuvre dans le travail anthropologique. </text:p>
      <text:p text:style-name="P4"/>
      <text:p text:style-name="P51"><text:span text:style-name="T2">Un important travail de terrain</text:span><text:span text:style-name="T1">: </text:span></text:p>
      <text:list xml:id="list30262999" text:continue-numbering="true" text:style-name="WWNum1">
        <text:list-item>
          <text:p text:style-name="P88">Implication du chercheur auprès d’une communauté dans son mode de vie: rapport <text:soft-page-break/>direct, subjectif, personnel à son objet.</text:p>
        </text:list-item>
        <text:list-item>
          <text:p text:style-name="P88">Observation participante: idée d’une observation directe mais si elle est participante c’est qu’il y a deux éléments sous-jacents: </text:p>
          <text:list>
            <text:list-item>
              <text:p text:style-name="P88">Le chercheur participe à ce qu’il observe.</text:p>
            </text:list-item>
            <text:list-item>
              <text:p text:style-name="P88">Rapport subjectif.</text:p>
            </text:list-item>
          </text:list>
        </text:list-item>
        <text:list-item>
          <text:p text:style-name="P88">Travail important en terme de durée: il faut s’imprégner d’un langage, de modes de vie, de pratiques particulières.</text:p>
        </text:list-item>
        <text:list-item>
          <text:p text:style-name="P88">Méthode inductive: méthode qui part du terrain et qui va vers une théorisation.</text:p>
        </text:list-item>
      </text:list>
      <text:p text:style-name="P4"/>
      <text:list xml:id="list30249423" text:continue-numbering="true" text:style-name="WWNum1">
        <text:list-header>
          <text:p text:style-name="P113">I<text:span text:style-name="T19">l y a une conception de l'être humain (ontologie) qui amène à un certain type de questions. En partant de là, on va construire un questionnement.</text:span></text:p>
          <text:p text:style-name="P113">Contrairement aux méthodes hypothético-déductive, on ne peut pas contrôler un travail de terrain, on est là sur de la subjectivité,pas de la science. Il va donc falloir ensuite décliner, analyser comment les matériaux se sont construits sur un rapport particulier d'être humain à être humain.</text:p>
          <text:p text:style-name="P113"/>
          <text:p text:style-name="P113">=&gt; L'anthropologie utilise des méthodes variées, plus ou moins formalisées pour pouvoir rendre compte ensuite de la manière dont elles ont été construites.</text:p>
        </text:list-header>
      </text:list>
      <text:p text:style-name="P74"/>
      <text:p text:style-name="P68"><text:span text:style-name="T2">Des mouvements épistémologiques propres à l’anthropologie</text:span><text:span text:style-name="T1">:</text:span></text:p>
      <text:list xml:id="list30260093" text:continue-numbering="true" text:style-name="WWNum1">
        <text:list-item>
          <text:p text:style-name="P88">Du dehors et du dedans.</text:p>
          <text:p text:style-name="P114">Marcel Mauss met en évidence que le phénomène social doit toujours être appréhendé comme une chose, en dehors de moi, que je peux observer, mais aussi du dedans, comme une réalité vécue, de manière subjective.</text:p>
        </text:list-item>
        <text:list-item>
          <text:p text:style-name="P88">Du singulier vers le générique: <text:span text:style-name="T18">ça permet de regarder de façon nouvelle le singulier.</text:span></text:p>
        </text:list-item>
        <text:list-item>
          <text:p text:style-name="P88">Importance des comparaisons successives: toujours confronter à différentes actions. Il faut pouvoir rapporter des expériences différentes à un questionnement pour pouvoir les comparer.</text:p>
        </text:list-item>
      </text:list>
      <text:p text:style-name="P64"/>
      <text:p text:style-name="P72">4- <text:span text:style-name="T2">Différents niveaux de résultats</text:span>:</text:p>
      <text:p text:style-name="P71"/>
      <text:p text:style-name="P4"><text:span text:style-name="T2">La monographie, le récit d’une recherche</text:span><text:span text:style-name="T1">:</text:span></text:p>
      <text:p text:style-name="P11"/>
      <text:p text:style-name="P51">C'est une description de situations très proches du terrain, du particulier. </text:p>
      <text:p text:style-name="P51">C'est ancré dans le singulier.</text:p>
      <text:p text:style-name="P51">Recherche perspective, c’est une mise en cohérence. <text:span text:style-name="T19">Un récit, une description sont toujours perspectives, on raconte avec un certain angle.</text:span></text:p>
      <text:p text:style-name="P4">La monographie n’est pas vierge d’éléments théoriques. Son questionnement est le fil rouge qu’il suit.<text:span text:style-name="T25"> </text:span></text:p>
      <text:p text:style-name="P4"/>
      <text:p text:style-name="P4"><text:span text:style-name="T2">Théorisation qui éclaire les fondements de la monographie</text:span><text:span text:style-name="T1">:</text:span></text:p>
      <text:p text:style-name="P11"/>
      <text:p text:style-name="P51">Mettre en évidence les fondements, les critères utilisés pour décrire est une manière d'envisager une culture, le fonctionnement d'une société. Ça permet de prendre du recul par rapport à la recherche, à un contexte.</text:p>
      <text:p text:style-name="P4">De plus, ça met en évidence les conditions sociales, historiques, relationnelles, culturelles.</text:p>
      <text:p text:style-name="P5"/>
      <text:p text:style-name="P4"><text:span text:style-name="T2"/></text:p>
      <text:p text:style-name="P4"><text:soft-page-break/><text:span text:style-name="T2">Théorie générale de l’homme et/ou de la culture</text:span><text:span text:style-name="T1">:</text:span></text:p>
      <text:p text:style-name="P11"/>
      <text:p text:style-name="P24">Malinowski a mit en évidence que le déterminisme chez l'être humain est avant tout biologique: les besoins vitaux et la culture sont les réponses à ces besoins.</text:p>
      <text:p text:style-name="P24">Il propose quelque chose qui rend compte de qu'est-ce qu'être humain, relations d'être humain à être humain.</text:p>
      <text:p text:style-name="P69">Théorie générale qui fait que l’on peut avoir une théorie générale du jugement des personnes qui ont l’autorité. Perspective qui permet de comprendre le fonctionnement humain.</text:p>
      <text:p text:style-name="P69"/>
      <text:p text:style-name="P70">5- <text:span text:style-name="T2">Vers quelles études anthropologiques en STAPS </text:span>?</text:p>
      <text:p text:style-name="P19"/>
      <text:p text:style-name="P4"><text:span text:style-name="T2">Une manière, pour des cadres des APS, d’envisager les pratiques corporelles</text:span><text:span text:style-name="T1">:</text:span></text:p>
      <text:p text:style-name="P11"/>
      <text:p text:style-name="P4">La recherche vise d’abord la connaissance, une connaissance qui nous permet d’envisager différemment les APS.</text:p>
      <text:p text:style-name="P4"><text:span text:style-name="T4">C'est une manière de questionner les évidences</text:span>, le quotidien, de se poser des questions où l’on a d’habitude des réponses. Il faut regarder ce qui est habituel de manière étrange. Ceci permet de nous développer un regard nouveau. L’idée est de construire à partir d’idée de science à l’œuvre des APS et activité sportive. </text:p>
      <text:p text:style-name="P4"><text:span text:style-name="T4">Ceci permet aussi de développer une manière d'étudier l'activité effective dans son caractère proprement humain</text:span>. Il ne faut pas travailler sur les discours mais sur les pratiques effectives.</text:p>
      <text:p text:style-name="P4"/>
      <text:p text:style-name="P4">Présence d’un double objectif: changer de regard sur ce que l’on connaît. Et changer de regard sur les pratiques effectives.</text:p>
      <text:p text:style-name="P45"/>
      <text:p text:style-name="P4"><text:span text:style-name="T2">Des perspectives d’intervention</text:span><text:span text:style-name="T1">:</text:span></text:p>
      <text:p text:style-name="P11"/>
      <text:p text:style-name="P19">L’anthropologie en STAPS doit avoir des visées d’intervention. On ne fait pas des recherches de placards, il faut qu'elle apporte quelque chose aux acteurs car on leur prend du temps et ils nous livrent leurs connaissances. </text:p>
      <text:p text:style-name="P19">Il faut apporter une manière différente de voir les problèmes et travailler en collaboration avec les acteurs. </text:p>
      <text:p text:style-name="P19">Accompagnement des acteurs: manières différentes de voir les propres pratiques, de réfléchir, de se questionner sur leur propre pratique. </text:p>
      <text:p text:style-name="P19"><text:span text:style-name="T2">ex</text:span>: des perspectives d'accompagnement de l'arbitrage = arbitrage vidéo, ne remplace pas l'arbitre mais donne 1 complément d'information. </text:p>
      <text:p text:style-name="P19"/>
      <text:p text:style-name="P110">III) <text:span text:style-name="T2">L'anthropologie du sport</text:span>: <text:span text:style-name="T2">différentes perspectives</text:span></text:p>
      <text:p text:style-name="P19"/>
      <text:p text:style-name="P27">1- <text:span text:style-name="T2">Culture(s) sportive(s)</text:span>:</text:p>
      <text:p text:style-name="P27"/>
      <text:p text:style-name="P19">1.1.<text:span text:style-name="T2">De la culture</text:span>:</text:p>
      <text:p text:style-name="P19"/>
      <text:list xml:id="list29728697" text:style-name="L1">
        <text:list-item>
          <text:p text:style-name="P93"><text:span text:style-name="T2">De multiples définitions</text:span>:</text:p>
        </text:list-item>
      </text:list>
      <text:p text:style-name="P19"/>
      <text:p text:style-name="P4"><text:span text:style-name="T2">Définition</text:span>: «  La culture ou civilisation ... est une totalité complexe qui comprend les <text:soft-page-break/>connaissances, les croyances, les arts, les lois, la morale, la coutume, et toute autre capacité ou habitude acquise par l’homme en société. » (Tylor)</text:p>
      <text:p text:style-name="P4"/>
      <text:p text:style-name="P4"><text:span text:style-name="T2">Explication</text:span>: </text:p>
      <text:p text:style-name="P4">La culture est universelle. Et elle englobe un certain nombre d’éléments, plus ou moins matériels que l’on peut lister. </text:p>
      <text:p text:style-name="P4">C’est la première définition de la culture qui pose la culture comme universelle, qui n’est pas seulement l’aboutissement de l’évolution des sociétés occidentales. Selon cette définition, tout être humain a sa culture. </text:p>
      <text:p text:style-name="P4">Dans un même temps, il n’y a pas une culture mais une multitude de cultures. On ne peut pas parler d'une culture mais DES cultures. Tout groupe social se caractérise par sa propre culture.</text:p>
      <text:p text:style-name="P4">De plus, la culture est acquise, transmise. Cela signifie que la culture n’est pas déterminée génétiquement. En effet, nous ne sommes pas déterminés par nature<text:span text:style-name="T25">. </text:span>Cet apprentissage de la culture induit une naturalisation de la culture, cela signifie que ce que j’ai appris comme membre de société en vient à se poser comme naturel d’où un regard ethnocentrique. La culture n’est pas déterminée par l’environnement. </text:p>
      <text:p text:style-name="P4">Cette définition réduit la culture à une ensemble d’éléments figés. </text:p>
      <text:p text:style-name="P4">Les risques: matérialiser la culture, la placer dans des choses existantes et l’envisager comme quelque chose de figé. </text:p>
      <text:p text:style-name="P4"/>
      <text:p text:style-name="P4"><text:span text:style-name="T2">Définition:</text:span> « Nous appelons culture tout ensemble ethnographique qui, du point de vue de l’enquête, présente, par rapport à d’autres, des écarts significatifs. » (Lévi-Strauss)</text:p>
      <text:p text:style-name="P4"/>
      <text:p text:style-name="P4"><text:span text:style-name="T2">Explication:</text:span> </text:p>
      <text:p text:style-name="P4"><text:span text:style-name="T19">C'est un point de vue relativiste qui fait que la réalité scientifique dépend uniquement de la construction du chercheur. </text:span>Lévi-Strauss affirme que c’est l'anthropologue qui donne les contours d’une culture particulière. </text:p>
      <text:p text:style-name="P4">Conséquence: se poser la question si la cohérence de la culture n’est pas que le fruit de la construction du chercheur. Peut-on parler de culture sans anthropologue ? </text:p>
      <text:p text:style-name="P4">De plus, cette définition ne fige pas la culture, on peut trouver des permanences mais on peut aussi trouver des écarts significatifs variables en fonction des époques. <text:span text:style-name="T19">En effet, il y a un rapport permanence/changement dans les cultures, car même si elle est dynamique, elle s'inscrit dans une permanence. On a affaire en fait à des cultures qui sont des bricolages, des diversités de pratiques: il y a un désordre de la réalité complexe qui est en constante évolution.</text:span></text:p>
      <text:p text:style-name="P23">Il y a en fait la possibilité d’avoir des cultures à différentes échelles (pour définir une cohérence de pratiques). On peut définir la culture autrement que par un lieu (on détache la culture d'une aire géographique).</text:p>
      <text:p text:style-name="P4"><text:span text:style-name="T2">Question d’examen</text:span>: L’étude des cultures sportives peut-elle illustrer le caractère dynamique des formes culturelles ?</text:p>
      <text:p text:style-name="P4"/>
      <text:p text:style-name="P4"><text:span text:style-name="T2">Définition</text:span>: « Une culture peut être présentée comme un ensemble de représentations et de pratiques agencées dans une ordre symbolique qui organise et donne un sens au monde dans une configuration singulière, propre à un groupe social et à une époque déterminée » (Géraud et Alii)</text:p>
      <text:p text:style-name="P4"/>
      <text:p text:style-name="P4"><text:span text:style-name="T2">Explication</text:span>: </text:p>
      <text:p text:style-name="P4"><text:soft-page-break/>La culture s’incarne dans des objets techniques. </text:p>
      <text:p text:style-name="P4">C'est une définition qui se situe entre les 2 premières dans la mesure où elle met en évidence le non relativisme de la recherche et ne pose pas la culture dans des évidences figées. </text:p>
      <text:p text:style-name="P4">Culture = normative + créative !</text:p>
      <text:p text:style-name="P4">Il y a une absence de déterminisme dans la culture et son évolution !</text:p>
      <text:p text:style-name="P80"/>
      <text:p text:style-name="P4"><text:tab/></text:p>
      <text:p text:style-name="P34"><text:span text:style-name="T2">Définition</text:span>: « Seront culturellement signifiantes les activités qui engagent l’ensemble de la société comme les attitudes en apparence individuelles, intimes ou qui relèvent d' une histoire personnelle, notamment les sentiments, les émotions ou les attitudes corporelles. »</text:p>
      <text:p text:style-name="P34"/>
      <text:p text:style-name="P20"><text:span text:style-name="T2">Explication</text:span>: </text:p>
      <text:p text:style-name="P20">La culture est à la fois extérieure aux individus parce que quelque chose leur préexiste et en même temps elle n’existe que dans nos comportements. La culture est à la fois normative et créative: normative car ce qui se passe aujourd’hui dans une culture oriente son future et en même temps l’oriente mais ne la détermine pas. </text:p>
      <text:p text:style-name="P20">Conséquence: absence de déterminisme et une configuration culturelle qui est unique et historiquement contingente. </text:p>
      <text:p text:style-name="P20">L’acculturation est un objet important de l’anthropologie car si on considère que la culture est dynamique, qu’elle évolue dans un champ particulier, il va falloir porter un intérêt à savoir comment la culture par contact des unes aux autres évolue. </text:p>
      <text:p text:style-name="P20"/>
      <text:list xml:id="list29720830" text:style-name="L2">
        <text:list-item>
          <text:p text:style-name="P94"><text:span text:style-name="T2">Le culturalisme, son bilan, ses écueils</text:span>:</text:p>
        </text:list-item>
      </text:list>
      <text:p text:style-name="P20"/>
      <text:p text:style-name="P25">Étude des traditions populaires.</text:p>
      <text:p text:style-name="P25">Cette perspective s'intéresse à l'individu puisqu'elle n'existe qu'incarnée par l'individu.</text:p>
      <text:p text:style-name="P25">Elle développe leur personnalité, leur manière de penser.</text:p>
      <text:p text:style-name="P25">Il y a une dimension inconsciente de la culture, des pratiques, du féminin et du masculin...</text:p>
      <text:p text:style-name="P24"><text:span text:style-name="T34">=&gt;</text:span><text:span text:style-name="T34"> très proche de la psychologie.</text:span></text:p>
      <text:p text:style-name="P25"/>
      <text:p text:style-name="P25">Hall a travaillé sur l'appropriation de l'espace : sphère intime, d'interaction.</text:p>
      <text:p text:style-name="P25"/>
      <text:p text:style-name="P25">Il y a la reconnaissance d'une diversité des cultures, irréductibles à d'autres.</text:p>
      <text:p text:style-name="P35"><text:span text:style-name="T6">Elle ne s'explique pas d'un point de vue biologique mais par l'éducation, et pose la culture comme ce qui est le seul élément commun entre les êtres humains (êtres de culture), il rend difficile la conception du travail ethnographique</text:span>.</text:p>
      <text:p text:style-name="P35"/>
      <text:list xml:id="list29714283" text:style-name="L3">
        <text:list-item>
          <text:p text:style-name="P95"><text:span text:style-name="T2">Nature/Culture</text:span>:</text:p>
          <text:p text:style-name="P95"/>
        </text:list-item>
      </text:list>
      <text:p text:style-name="P61">Idéologique: fondement selon lequel c’est la nature qui définit la culture.<text:tab/></text:p>
      <text:p text:style-name="P33">Chaque fait de nature est remodelé par la culture. Nous ne sommes pas sur des pratiques biologiques mais remodelées par la culture. Toutes ces constances biologiques sont traitées différemment (thèse de Malinowski).</text:p>
      <text:p text:style-name="P33"/>
      <text:p text:style-name="P33"><text:span text:style-name="T2">Citation de Sahlins</text:span>: « parce que la nature est à la culture ce que le constitué est au <text:s/>constituant. La culture n’est pas seulement la nature exprimée sous une autre forme, c’est plutôt l’inverse, l’action de la nature se développe dans les termes de la culture c’est-à-dire sous une autre forme qui n’est plus la sienne propre mais réalisée comme signification. »</text:p>
      <text:p text:style-name="P20"><text:soft-page-break/><text:span text:style-name="T2">Explication</text:span>: Ces actions que l’on pourrait considérer comme biologiques existent dans les significations que la culture leur donnent. Toute action a une forme culturelle, une signification culturelle et c’est sous cette forme que l’on peut l’observer. <text:s/>De plus, il est important d'évoquer le fait que la nature et la culture sont indissociables.</text:p>
      <text:p text:style-name="P79"/>
      <text:p text:style-name="P46"/>
      <text:p text:style-name="P20">1.2.<text:span text:style-name="T2">Cultures rugbystiques</text:span>:</text:p>
      <text:p text:style-name="P30"/>
      <text:p text:style-name="P20"><text:span text:style-name="T2">Culture sportive et propriétés formelles</text:span>:</text:p>
      <text:p text:style-name="P20"/>
      <text:p text:style-name="P51"><text:span text:style-name="T1">La culture sportive est définie comme</text:span> « une combinaison spécifique de pratiques, de comportements, de rapports au corps et de système de valeurs caractéristiques du groupe de pratiquants d’un sport donné ».</text:p>
      <text:p text:style-name="P51"/>
      <text:p text:style-name="P4"><text:span text:style-name="T2">Explication</text:span><text:span text:style-name="T1">: Il y a la présence d’un grand nombre de cultures sportives spécifiques à chaque sport.</text:span> En fonction des contextes, l’individu développe des normes, des valeurs différentes.</text:p>
      <text:p text:style-name="P4"/>
      <text:p text:style-name="P51">« Au-delà du terrain proprement dit, les règles du jeu engendrent un certain rapport de l’individu au territoire, au groupe, à la société et contribuent à donner corps à une culture ».</text:p>
      <text:p text:style-name="P51"/>
      <text:p text:style-name="P4"><text:span text:style-name="T2">Explication</text:span>: Les propriétés formelles sont structurantes, orientent la culture spécifique. De plus, elles déterminent le rapport à l'autre et l'identité sportive.</text:p>
      <text:p text:style-name="P20"/>
      <text:p text:style-name="P20"><text:span text:style-name="T2">Diffusion internationale et acculturation</text:span>:</text:p>
      <text:p text:style-name="P47"/>
      <text:p text:style-name="P4">La diffusion internationale des sports montre et suppose la possibilité qu'il y ait une cohérence entre plusieurs cultures rugbystiques. Il y a la nécessité de prendre en compte le contexte local mais on ne peut observer la culture rugbystique que dans son contexte local.</text:p>
      <text:p text:style-name="P4">Construire la culture rugbystique suppose d’opérer des comparaisons entre les cultures locales. Distinguer ce qui est comme et ce qui est contingent. La culture sportive est une construction du chercheur à partir de comparaisons de différents micro cultures étudiées.</text:p>
      <text:p text:style-name="P4"/>
      <text:p text:style-name="P4"><text:span text:style-name="T2">Question d'examen</text:span>: Comment étudier et définir la culture sportive d’un des sports que vous <text:s/>pratiquez ?</text:p>
      <text:p text:style-name="P4"/>
      <text:p text:style-name="P4">Globalement, ce que l’on observe c’est que les conditions dans lesquels on joue, ce que ça représente, le rapport au corps, les techniques ne sont pas totalement identiques selon l'endroit où on pratique l'activité sportive. On peut donc évoquer la présence de cultures locales.</text:p>
      <text:p text:style-name="P4"/>
      <text:p text:style-name="P7">Quels invariants de la culture rugbystique?</text:p>
      <text:p text:style-name="P4"/>
      <text:p text:style-name="P25">Les règles sont les mêmes pour tous.</text:p>
      <text:p text:style-name="P25">Les invariants du rugby:</text:p>
      <text:p text:style-name="P25"><text:tab/>&gt; sport de combat: opposition au corps de l'adversaire, lutte de corps à corps.</text:p>
      <text:p text:style-name="P48"><text:span text:style-name="T22"><text:tab/>&gt; le hors-jeu et la ligne de front:</text:span><text:span text:style-name="T36"> </text:span><text:span text:style-name="T30">on doit faire avancer cette ligne de front, gagner du territoire, c'est une question d’occupation du terrain qui se traduit culturellement tel que défendre un maillot, un pays, une appartenance à un culture.</text:span></text:p>
      <text:p text:style-name="P48"><text:soft-page-break/><text:span text:style-name="T22"><text:tab/>&gt; liaison charnelle avec les partenaires et les adversaires: mêlée</text:span><text:span text:style-name="T38"> </text:span><text:span text:style-name="T13">organisée pour une poussé collective.</text:span></text:p>
      <text:p text:style-name="P41"/>
      <text:p text:style-name="P4">Conséquences:</text:p>
      <text:p text:style-name="P4">- le rôle du corps est central: corps de la lutte, du combat et non pas un corps esthétique. </text:p>
      <text:p text:style-name="P4">-<text:span text:style-name="T35"> u</text:span>n certain rapport au groupe: quand on parle d’appartenance, nous sommes dans une certaine conception du groupe avec une ritualisation du groupe. Solidarité retrouvé quelque soit les phases.</text:p>
      <text:p text:style-name="P4"/>
      <text:p text:style-name="P4"><text:span text:style-name="T2">Question d'examen</text:span>: Est-ce que par la professionnalisation des joueurs la culture rugbystique se transforme? Est-ce qu'on est maintenant confronté à 2 rugby à 15 : amateur, professionnel?</text:p>
      <text:p text:style-name="P25"/>
      <text:p text:style-name="P28">2- <text:span text:style-name="T2">Les représentations du corps</text:span><text:span text:style-name="T1"> (voir TD1, B. Curda)</text:span></text:p>
      <text:p text:style-name="P28"/>
      <text:p text:style-name="P28">3- <text:span text:style-name="T2">Le sport et les techniques du corps</text:span><text:span text:style-name="T1"> (voir TD2, C.Plancke)</text:span></text:p>
      <text:p text:style-name="P27"/>
      <text:p text:style-name="P28"><text:span text:style-name="T1">4- </text:span><text:span text:style-name="T2">Construction de l'objet anthropologique: « Danse »</text:span><text:span text:style-name="T1"> (voir TD3, B.Curda)</text:span></text:p>
      <text:p text:style-name="P27"/>
      <text:p text:style-name="P28"><text:span text:style-name="T1">5- </text:span><text:span text:style-name="T2">Sport et rituels</text:span><text:span text:style-name="T1"> (voir TD4, C.Plancke)</text:span></text:p>
      <text:p text:style-name="P27"/>
      <text:p text:style-name="P28">6- <text:span text:style-name="T2">Jeu/Sport comme fait social total</text:span><text:span text:style-name="T17">:</text:span></text:p>
      <text:p text:style-name="P22"/>
      <text:p text:style-name="P25">6.1.<text:span text:style-name="T2">La notion de « Fait social total » selon Mauss</text:span><text:span text:style-name="T1">:</text:span></text:p>
      <text:p text:style-name="P25"/>
      <text:p text:style-name="P25">Notion développée en 1923/1924, ce n’est pas un fait de société. Ce n’est pas parce que ça intéresse tout le monde que c’est un fait social total. </text:p>
      <text:p text:style-name="P25"/>
      <text:p text:style-name="P25">Mauss définit les fait sociaux totaux comme « mettant en branle dans certains cas la totalité de la société et de ses institutions »: un fait social total met en jeu l'ensemble des acteurs institutionnels : économie, éducation...</text:p>
      <text:p text:style-name="P25">« C'est en considérant le tout que nous avons pu percevoir l'essentiel. » </text:p>
      <text:p text:style-name="P25">&gt; Un moment privilégié: tout ce qui se joue dans la société peut être observé, saisis, dans ce moment là.</text:p>
      <text:p text:style-name="P25"><text:span text:style-name="T2">ex</text:span> : la question du don et du contre-don chez Mauss sur les sociétés archaïques explique les relation spirituelles, maritales...</text:p>
      <text:p text:style-name="P5"><text:span text:style-name="T23">ex</text:span>: Mr Geslin a montré que la culture du sel est un fait social total car elle organise la société, organise les rapports hommes/femmes.</text:p>
      <text:p text:style-name="P25">=&gt; ce moment privilégié est représentatif du fonctionnement social.</text:p>
      <text:p text:style-name="P25"/>
      <text:p text:style-name="P25">&gt; Appréhendé comme un système: </text:p>
      <text:p text:style-name="P5"><text:span text:style-name="T24">Il faut a</text:span>rrêter de regarder les pratiques d’autrui par curiosité, arrêter d’estimer que les autres systèmes sont des activités subjacents. Ce concept est un premier pas vers l’anthropologie. En effet, décrire ce qui est curieux est une tentative de compréhension. Rendre compte de la cohérence de la société. Ne pas décrire tous les éléments un par un mais décrire comment ces différents institutions fonctionnent ensemble.</text:p>
      <text:p text:style-name="P25"/>
      <text:p text:style-name="P25"/>
      <text:p text:style-name="P25"><text:soft-page-break/>&gt; Étude du concret et du complet :</text:p>
      <text:p text:style-name="P25">On ne doit pas s'intéresser seulement à ce que les gens disent, mais aux pratiques effectives. Cela suppose d'approcher les pratiques telles qu'elles sont effectivement en les considérant comme un tout et les appréhender dans l'ensemble de leurs dimensions.</text:p>
      <text:p text:style-name="P5"><text:span text:style-name="T24">L'étude du concret et du complet suppose de passer par l'étude des expériences individuelles</text:span><text:span text:style-name="T35"> </text:span>qui incarne dans un comportement une histoire sociale, des éléments culturels dans un phénomène qui existe, qui est concret. Cela suppose un travail de terrain qui s’intéresse à l’expérience individuelle</text:p>
      <text:p text:style-name="P25">Lévi-Strauss: « pour comprendre convenablement un fait social, il faut l'appréhender totalement c'est à dire du dehors comme une chose mais comme une chose dont fait partie intégrante l'appréhension subjective consciente ou inconsciente que nous en prendrions si inéluctablement homme nous vivions le fait comme indigène au lieu de l'observer comme ethnographe. » </text:p>
      <text:p text:style-name="P25"/>
      <text:p text:style-name="P4">&gt; Pour saisir ce qui donne sens à l'ensemble: </text:p>
      <text:p text:style-name="P4"><text:span text:style-name="T2">idée</text:span>: rendre logique, lisible le fonctionnement d'une communauté, d'un groupe.</text:p>
      <text:p text:style-name="P4">Il faut ne signification globale qui donne sens aux comportements sociaux, aux modes de vie et aux organisations.</text:p>
      <text:p text:style-name="P7"/>
      <text:p text:style-name="P4">6.2.<text:span text:style-name="T2">Le Palin mapuche</text:span><text:span text:style-name="T1">: </text:span><text:span text:style-name="T2">étude fait par Duval</text:span><text:span text:style-name="T17">:</text:span></text:p>
      <text:p text:style-name="P13"/>
      <text:p text:style-name="P73"><text:span text:style-name="T1">1) </text:span><text:span text:style-name="T2">Le Palin mapuche comme fait social total</text:span><text:span text:style-name="T1">:</text:span></text:p>
      <text:p text:style-name="P65">« L’analyse d’une communauté au travers de sa pratique sportive peut être fructueuse pour la compréhension de ses structures sociales, religieuses et politiques, par la simple observation des comportements ».</text:p>
      <text:p text:style-name="P76">Explication: attachée à une communauté particulière donc bien représentative. On retrouve différents acteurs institutionnels. Par l’observation, on peut saisir, étudier ce « fait social total ».</text:p>
      <text:p text:style-name="P65">« Le thème de jeux [offre] une large possibilité de recherche, en relation avec différents aspects de la culture comme la religion, le mythe, la magie, la littérature, l'univers, l'habillement, la danse, la musique, l’hygiène, la fête… ».</text:p>
      <text:p text:style-name="P4">Explication: élément concret, visible, appréhendable.</text:p>
      <text:p text:style-name="P4"/>
      <text:p text:style-name="Standard"><text:span text:style-name="T30">« Le Palin fait appel à des pratiques magiques et à des croyances religieuses; il est en relation direct avec la musique et d’autres aspects culturels. En définitive, il doit être perçu comme un phé</text:span>nomène social total ».</text:p>
      <text:p text:style-name="P65"/>
      <text:p text:style-name="P65">→ Il permet d’envisager de concret différents champs du social. </text:p>
      <text:p text:style-name="P65">→ Il est représentatif du fonctionnement et des valeurs d’une société.</text:p>
      <text:p text:style-name="P65">→ Son étude pose par l’étude des comportements individuels.</text:p>
      <text:p text:style-name="P117"/>
      <text:p text:style-name="P66"><text:span text:style-name="T9">2) </text:span><text:span text:style-name="T14">Une pratique sportive évolutive qui cristallise des enjeux et des modes de fonctionnement différents d’une ethnie selon les époques</text:span><text:span text:style-name="T11">:</text:span></text:p>
      <text:p text:style-name="P65"/>
      <text:p text:style-name="P10">La représentativité du Palin mapuche selon les époques:</text:p>
      <text:p text:style-name="Standard"><text:soft-page-break/><text:span text:style-name="T30">→ Comparaison du Palin traditionnel</text:span> et du Palin contemporain:</text:p>
      <text:p text:style-name="P75"><text:s text:c="6"/>-<text:span text:style-name="T35"> Le </text:span>Palin traditionnel:</text:p>
      <text:p text:style-name="P77">o<text:span text:style-name="T35"> </text:span>Fonction du jeu: régler des conflits, préparer à la guerre, imposer la décision du vainqueur. </text:p>
      <text:p text:style-name="P77">o<text:span text:style-name="T35"> </text:span>Moment festif entre deux ethnies. </text:p>
      <text:p text:style-name="P77">o<text:span text:style-name="T35"> </text:span>Règles: terrain plat rectangulaire, nb de joueurs non défini, échéance au point, « partenaire légitime ».</text:p>
      <text:p text:style-name="P75"><text:s text:c="6"/>-<text:span text:style-name="T35"> </text:span>Le Palin contemporain:</text:p>
      <text:p text:style-name="P77">o<text:span text:style-name="T35"> </text:span>Concurrence avec le football/ Organisation en tournoi.</text:p>
      <text:p text:style-name="P77">o<text:span text:style-name="T35"> </text:span>Règles: terrain plat rectangulaire, 11 joueurs, échéance au temps.</text:p>
      <text:p text:style-name="P77">o<text:span text:style-name="T35"> </text:span>Fonction du jeu: faire connaître l’existence d’un groupe ethnique. Pérenniser une culture mapuche, réunir une communauté.</text:p>
      <text:p text:style-name="P4"/>
      <text:p text:style-name="P4">→ <text:span text:style-name="T35"><text:s/></text:span>Une conception dynamique du fonctionnement social, des ethnies, des cultures.</text:p>
      <text:p text:style-name="P4">→ <text:span text:style-name="T35"><text:s/></text:span>Une prise en compte de la mondialisation, des contacts entre cultures et de la construction permanente de leurs spécificités.</text:p>
      <text:p text:style-name="P4"><text:span text:style-name="T35">→ <text:s/></text:span>Un rôle politique du sport.</text:p>
      <text:p text:style-name="P119"/>
      <text:p text:style-name="P4"><text:span text:style-name="T1">6.3.</text:span><text:span text:style-name="T2">Le Futebol brésilien selon Da Matta</text:span><text:span text:style-name="T1">:</text:span></text:p>
      <text:p text:style-name="P11"/>
      <text:list xml:id="list29717881" text:style-name="L4">
        <text:list-item>
          <text:p text:style-name="P89"><text:span text:style-name="T2">Une appropriation spécifique du Football</text:span>:</text:p>
        </text:list-item>
      </text:list>
      <text:p text:style-name="P4"/>
      <text:p text:style-name="Standard"><text:tab/><text:span text:style-name="T30">Dans une partie de futebol, il y a toujours deux idées indissociables: l’idée de hasard et l’idée de travail. On compte le travail technique et la chance. Deux idées appriori disjointes dans le football ou l’idée du football comme sport est à la recherche de l’élimination du hasard, on recherche à rentabiliser chaque poste. </text:span></text:p>
      <text:p text:style-name="P4"/>
      <text:p text:style-name="P4">L’exploit individuel est important dans le Futebol alors que dans le football c’est l’exploit collective qui prime.</text:p>
      <text:p text:style-name="P4"/>
      <text:p text:style-name="P4">Le Futebol est un objet sérieux, ce n’est pas seulement sport mais aussi un sujet que l'on parle entre « homme ».</text:p>
      <text:p text:style-name="P4"/>
      <text:p text:style-name="P4">« Tout cela fait apparaître à quel point change une institution ici celle du football association, inventé par les anglais quand elle est rapportée par une pays différents et situé dans un autre contexte ». </text:p>
      <text:p text:style-name="P4"/>
      <text:p text:style-name="P4">Conséquence: examiner les qualités spécifiques doit nous permettre de souligner le mode de fonctionnement spécifique.</text:p>
      <text:p text:style-name="P4"><text:s/></text:p>
      <text:p text:style-name="P4">Question d'examen: Si le Futebol était assimilé au football, pourquoi ne pourrait-il pas être considéré comme un fait social total ?</text:p>
      <text:p text:style-name="P4"/>
      <text:list xml:id="list29730728" text:style-name="L5">
        <text:list-item>
          <text:p text:style-name="P90"><text:soft-page-break/><text:span text:style-name="T2">Un fait social total</text:span><text:span text:style-name="T1">:</text:span></text:p>
        </text:list-item>
      </text:list>
      <text:p text:style-name="P11"/>
      <text:p text:style-name="P78"><text:span text:style-name="T39">o</text:span><text:span text:style-name="T37"> </text:span>Représentatif de la « vie réelle ». Au brésil il y a toujours un lien entre le hasard et l’engagement personnel. Dans la vie, on se confronte les uns aux autres en équipe: groupe, communauté.</text:p>
      <text:p text:style-name="P78"><text:span text:style-name="T39">o</text:span><text:span text:style-name="T37"> </text:span>Met en jeu différentes dimensions de la vie sociale: les parties du Futtebol sont des paris, des engament économiques. La société brésilienne peut être représentée par un sport.</text:p>
      <text:p text:style-name="P118"><text:span text:style-name="T31">Conclusion</text:span><text:span text:style-name="T30">: Dans ce cadre là, les pratiques sportives ne sont pas appréhendées pour elles-mêmes mais pour comprendre le fonctionnement d’une société, dans le déroulement du jeu, de la pratique, ses valeurs, la conception de sa vie, des relations entre les groupes et puis comme moyen de montrer l’existence. </text:span></text:p>
      <text:p text:style-name="P118"/>
      <text:p text:style-name="P28"><text:span text:style-name="T1">6- </text:span><text:span text:style-name="T2">Une anthropologie cognitive des pratiques corporelles</text:span></text:p>
      <text:p text:style-name="P31"/>
      <text:p text:style-name="P25"><text:span text:style-name="T1">6.1.</text:span><text:span text:style-name="T2">De l'ethnoscience à l'anthropologie cognitive</text:span></text:p>
      <text:p text:style-name="P32"/>
      <text:p text:style-name="P25">Ethnoscience: ethnographie qui s'intéresse à la science des autres.</text:p>
      <text:p text:style-name="P25"/>
      <text:p text:style-name="P25"><text:span text:style-name="T2">Les ethnosciences</text:span>:</text:p>
      <text:p text:style-name="P25"/>
      <text:list xml:id="list29711256" text:style-name="L6">
        <text:list-item>
          <text:p text:style-name="P98">« Appréhender par la science, les savoirs des autres » (Scheps, 1993).</text:p>
        </text:list-item>
      </text:list>
      <text:p text:style-name="P25">Catégories d'interprétation du monde: comment les catégories cognitives me permettent de donner sens au monde ? Si on arrive à les saisir, on pourra comprendre comment les membres d'une société construisent une relation.</text:p>
      <text:p text:style-name="P25"/>
      <text:list xml:id="list29721093" text:style-name="L7">
        <text:list-item>
          <text:p text:style-name="P99">Découvrir les logiques profondes des savoirs et savoir-faire traditionnels en s'appropriant progressivement les modes de pensée propres à telle ou telle culture.</text:p>
        </text:list-item>
      </text:list>
      <text:p text:style-name="P25"><text:span text:style-name="T2">ex</text:span> : ethnobotanique : manière dont certains peuples appréhendent le végétal.</text:p>
      <text:p text:style-name="P25">Essayer de les distinguer</text:p>
      <text:p text:style-name="P25">Les ethnosciences partaient d'objets communs et essayaient de voir comment les populations les différenciaient, voyaient les différentes couleurs par exemple.</text:p>
      <text:p text:style-name="P25"/>
      <text:p text:style-name="P25"><text:span text:style-name="T2">Question d'examen</text:span>: En quoi consisterait une ethnoscience de l'activité sportive dans notre société contemporaine ? Comment on pourrait établir les catégories cognitives qui permettent aux personnes de notre société de distinguer entre elles les activités sportives?</text:p>
      <text:p text:style-name="P25"/>
      <text:p text:style-name="P25"><text:span text:style-name="T2">Objets d'une Anthropologie cognitive</text:span>:<text:tab/></text:p>
      <text:p text:style-name="P25"/>
      <text:list xml:id="list29729536" text:style-name="L8">
        <text:list-item>
          <text:p text:style-name="P100">Étude des modes de connaissance</text:p>
        </text:list-item>
      </text:list>
      <text:p text:style-name="P25">Est-ce que c'est de la psychologie? Non, mais proche.</text:p>
      <text:p text:style-name="P25">Anthropologie: quelles sont les catégories de contenu qui me permettent de construire, de donner du sens à mon monde.</text:p>
      <text:p text:style-name="P25">Ces processus et surtout les contenus sont liés à l'organisation culturelle de la pensée.</text:p>
      <text:p text:style-name="P25">Psychologie: travaille sur les mécanismes de la pensée, qui sont des processus communs à <text:soft-page-break/>l'être humain.</text:p>
      <text:p text:style-name="P25">Mécanismes mentaux et cognitifs sont les mêmes.</text:p>
      <text:p text:style-name="P25"/>
      <text:list xml:id="list29733498" text:style-name="L9">
        <text:list-item>
          <text:p text:style-name="P101">L'acteur n'est plus un « idiot culturel » (GARFINKEL)</text:p>
        </text:list-item>
      </text:list>
      <text:p text:style-name="P25">L'acteur n'est pas à l'écart de la rationalité de son fonctionnement, mais il est plein de savoirs.</text:p>
      <text:p text:style-name="P25">Ceux sont des processus que l'on peut détailler sans qu'il nous aide à les comprendre.</text:p>
      <text:p text:style-name="P25">L'acteur est impliqué, a des connaissances sur son propre mode de fonctionnement.</text:p>
      <text:p text:style-name="P25">Le chercheur, l'anthropologue, n 'est pas le seul à avoir un savoir.</text:p>
      <text:p text:style-name="P25">Si on considère que l'acteur n'est pas idiot de son fonctionnement, il va falloir qu'on l'interroge sur ce fonctionnement : cela passe par le discours.</text:p>
      <text:p text:style-name="P25">Il va falloir aller le voir et lui demander de me rendre compte de son savoir.</text:p>
      <text:p text:style-name="P25">Souvent les savoirs et savoir-faire sont étudiés à travers les discours.</text:p>
      <text:p text:style-name="P25"/>
      <text:p text:style-name="P25"><text:span text:style-name="T2">Question d'examen</text:span>: L'anthropologie cognitive étudiant les savoirs et les savoir-faire à partir des discours, est-elle une orientation pertinente pour une anthropologie des pratiques corporelles?</text:p>
      <text:p text:style-name="P25">Les pratiques corporelles sont des pratiques, des savoirs incarnés, des savoirs difficiles à dire puisqu'ils sont avant tout agis, ceux sont des connaissances largement implicites, pas prêt à être forcément dit.</text:p>
      <text:p text:style-name="P25">L'anthropologie qui se fonde sur des discours / l'anthropologie qui se fonde sur des connaissances incarnées.</text:p>
      <text:p text:style-name="P25">Il faut voir comment on peut arriver à mettre à jour ces connaissances.</text:p>
      <text:p text:style-name="P25">Il faut avoir les moyens de dire qu'on pourrait aider l'acteur à mettre à jour des connaissances qui étaient implicites à l'aide de son discours.</text:p>
      <text:p text:style-name="P25"/>
      <text:list xml:id="list29712191" text:style-name="L10">
        <text:list-item>
          <text:p text:style-name="P102">On peut voir 2 tendances:</text:p>
        </text:list-item>
      </text:list>
      <text:p text:style-name="P25">-mettre en évidence une théorie indigène: manière dont les personnes ont leur propre conception du monde.</text:p>
      <text:p text:style-name="P25">Mettre en cohérence l'ensemble des catégories dans ces propres cultures.</text:p>
      <text:p text:style-name="P25"><text:span text:style-name="T2">ex</text:span>: étudiants en Staps.</text:p>
      <text:p text:style-name="P25">-vers une théorie de la connaissance expérientielle et de l'origine et du statut des savoirs.</text:p>
      <text:p text:style-name="P25"/>
      <text:p text:style-name="P25">Sur un terrain exotique, je rencontre plusieurs difficultés, l'une des principales: la langue car je dois traduire des concepts intimement liés au langage.</text:p>
      <text:p text:style-name="P25"><text:span text:style-name="T2">ex</text:span>: les catégories selon lesquelles les inuits considèrent la glace, la neige...alors que nous avons peu de mots pour en parler.</text:p>
      <text:p text:style-name="P25">Comment je fais pour décrire quelque chose qui pour moi, dans mon vocabulaire revient à un mot identique? Il faut traduire les notions qui rendent compte d'une certaine organisation de la connaissance, qui est liée à un langage, est ce qu'on en a les moyens?</text:p>
      <text:p text:style-name="P25">Si on travaille sur une anthropologie du proche, dans ma propre culture: le risque: qu'on <text:s/>ne puisse pas mettre à jour les catégories cognitives.</text:p>
      <text:p text:style-name="P25"><text:span text:style-name="T2">Problème</text:span>: travail de l'anthropologue: les mettre à jour, donc sur un terrain proche il va falloir lutter contre la subjectivité pour pouvoir retranscrire les catégories cognitives.</text:p>
      <text:p text:style-name="P25"/>
      <text:p text:style-name="P25"><text:span text:style-name="T1">6.2.</text:span><text:span text:style-name="T2">Différentes problématiques d'une anthropologie cognitive des pratiques corporelles</text:span>:</text:p>
      <text:p text:style-name="P25"/>
      <text:p text:style-name="P25"><text:span text:style-name="T2">ex 1</text:span>: Comment un entraîneur peut aider à très haut niveau les athlètes pendant leur période <text:soft-page-break/>compétitive (JO) ? Avant, après pour optimiser la performance...</text:p>
      <text:p text:style-name="P25"><text:span text:style-name="T2">idée</text:span>: mettre à jour quelles sont les catégories cognitives qui permettent à un entraîneur de construire la performance.</text:p>
      <text:p text:style-name="P25">→ je suis en mesure d'étudier comment ils construisent leur pratique, leur propre monde.</text:p>
      <text:p text:style-name="P25"/>
      <text:p text:style-name="P25"><text:span text:style-name="T2">ex 2</text:span>: Sur le basket.</text:p>
      <text:p text:style-name="P25">Montrer comment ou quelles sont les catégories cognitives qui permettent à une équipe de basket de se coordonner?</text:p>
      <text:p text:style-name="P25">Qu'est ce qui fait que certaines équipes de sport collectif, ne sont pas en mesure de produire une performance? </text:p>
      <text:p text:style-name="P25">En basket: on peut comprendre la coordination collective </text:p>
      <text:p text:style-name="P25"/>
      <text:p text:style-name="P25">&gt; Est-ce qu'ils ont la même centration? Est-ce qu'ils appréhendent le monde avec les même catégories cognitives?</text:p>
      <text:p text:style-name="P25">&gt; Repose aussi sur la manière dont j'appréhende l'activité d'autrui...</text:p>
      <text:p text:style-name="P25">&gt; Comment, à travers mon propre comportement, j'aide l'autre à construire le sens de mon propre comportement ?</text:p>
      <text:p text:style-name="P25"/>
      <text:p text:style-name="P25"><text:span text:style-name="T2">ex 3</text:span> : Les pongistes</text:p>
      <text:p text:style-name="P25">En compétition, leur activité est en grande partie une activité exploratoire.</text:p>
      <text:p text:style-name="P25">Son activité n'est pas exécutoire, de reproduire ce qu'on a apprit à l’entraînement, mais une exploration du jeu de l'adversaire et de son propre jeu vis à vis de l'adversaire.</text:p>
      <text:p text:style-name="P25"/>
      <text:p text:style-name="P25"><text:span text:style-name="T2">Question d'examen</text:span>: Si vous deviez effectuer un travail en anthropologie cognitive dans votre propre spécialité sportive, quelle problématique serait-il intéressant de développer ?</text:p>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text:soft-page-break/>LES ACTES DE JUGEMENT DE L'ARBITRE<text:span text:style-name="T1">: </text:span></text:p>
      <text:p text:style-name="P106"/>
      <text:p text:style-name="P96">Une anthropologie cognitive de l'activité de l'arbitre de rugby expérimenté.</text:p>
      <text:p text:style-name="P25"/>
      <text:p text:style-name="P25"><text:span text:style-name="T2">Difficultés</text:span>:</text:p>
      <text:p text:style-name="P25">Se distancer de la manière dont la question est appréhendée sur le terrain → comment l'arbitrage est-il perçu?</text:p>
      <text:p text:style-name="P25"/>
      <text:p text:style-name="P25"><text:span text:style-name="T2">Les problèmes de l'arbitrage</text:span>:</text:p>
      <text:p text:style-name="P25">- Des arbitres de plus en plus critiqués</text:p>
      <text:p text:style-name="P25">- Des lacunes apparemment faciles à rectifier</text:p>
      <text:p text:style-name="P25">- Mais des problèmes persistent !</text:p>
      <text:p text:style-name="P25"/>
      <text:p text:style-name="P25"><text:span text:style-name="T2">Appréhender autrement l'activité de l'arbitre</text:span>:</text:p>
      <text:p text:style-name="P25">- Il faut opérer une rupture avec la conception commune:</text:p>
      <text:p text:style-name="P25"><text:tab/>* réalité de la faute: le juste est vrai</text:p>
      <text:p text:style-name="P25"><text:tab/>* règle déterminante</text:p>
      <text:p text:style-name="P25"><text:tab/>* l'arbitre connaît le règlement et doit « bien voir » ce qui se passe</text:p>
      <text:p text:style-name="P25">- Prendre en compte la complexité de l'activité de l'arbitre:</text:p>
      <text:p text:style-name="P25">« La règle doit être sue pour l'appliquer aussi et peut être plus encore pour l'ignorer ».</text:p>
      <text:p text:style-name="P25"/>
      <text:p text:style-name="P22">Une conception de l'action et des connaissances<text:span text:style-name="T1">:</text:span></text:p>
      <text:p text:style-name="P25">- Pas de dualisme ni sujet/monde, ni corps/esprit</text:p>
      <text:p text:style-name="P25">- L'action comme signification incarnée: irréductibilité de l'action au discours.</text:p>
      <text:p text:style-name="P25">Je pars d'un postulat théorique, que je ne peux démontrer: l'action est une signification incarnée, elle est avant tout agit, elle est le sens que donne l'acteur à son mode, et est implicite.</text:p>
      <text:p text:style-name="P25">-Une signification antéprédicative</text:p>
      <text:p text:style-name="P25">-Une situation propre à l'acteur: s'intéresse à son vécu</text:p>
      <text:p text:style-name="P25">- Pertinence située de l'activité et des connaissances</text:p>
      <text:p text:style-name="P25"/>
      <text:p text:style-name="P25">Les connaissances qui sont à l'œuvre quand j'arbitre ne sont pas les mêmes que celles qui sont à l'œuvre quand je parle d'arbitrage.</text:p>
      <text:p text:style-name="P25"/>
      <text:p text:style-name="P25">→ <text:span text:style-name="T2">Problématique</text:span>: Étudier l'activité de l'arbitre en situation de match en se posant la question du mode de connaissance sous-jacent à l'activité de l'arbitre, de la nature de ses jugements.</text:p>
      <text:p text:style-name="P25"/>
      <text:p text:style-name="P25"><text:span text:style-name="T2">Des difficultés à surmonter</text:span>:</text:p>
      <text:p text:style-name="P25">- Une activité publique</text:p>
      <text:p text:style-name="P25">- Une observation insuffisante</text:p>
      <text:p text:style-name="P25">- Une cristallisation des discours autours de justifications:</text:p>
      <text:p text:style-name="P25"><text:tab/>* une manière spontanée de parler de son activité</text:p>
      <text:p text:style-name="P25"><text:tab/>* une difficulté relative à la nature de la signification</text:p>
      <text:p text:style-name="P25">Les discours quotidiens ne suffisent pas.</text:p>
      <text:p text:style-name="P25"/>
      <text:p text:style-name="P25"/>
      <text:p text:style-name="P25"/>
      <text:p text:style-name="P25"><text:soft-page-break/><text:span text:style-name="T2">Une méthode ad hoc</text:span>:</text:p>
      <text:p text:style-name="P25">= pas de méthode absolue</text:p>
      <text:p text:style-name="P25">- Une observation participante</text:p>
      <text:p text:style-name="P25">L'observation est nécessaire.</text:p>
      <text:p text:style-name="P25">- Un enregistrement du comportement de l'arbitre: une vision de l'extérieur</text:p>
      <text:p text:style-name="P25">- Une perspective proche de celle de l'arbitre en match: une perspective subjective située</text:p>
      <text:p text:style-name="P25">Si j'avais une perspective plus proche de la sienne en situation, il serait plus en mesure d'amener à la conscience cette signification, de l'expliciter.</text:p>
      <text:p text:style-name="P25">- Un entretien en re situ subjectif</text:p>
      <text:p text:style-name="P25">ex: caméra au niveau de l'arbitre: point de vue de l'arbitre.</text:p>
      <text:p text:style-name="P25">au cours de l'entretien, c'est un support qui permet pas à pas, de revenir avec lui sur « qu'est ce qui importe? » pour lui, ce qui permettra d'établir les catégories cognitives.</text:p>
      <text:p text:style-name="P25"/>
      <text:p text:style-name="P25"><text:span text:style-name="T2">Les actes de jugement</text:span>:</text:p>
      <text:p text:style-name="P25">- Nécessaire pour problématiser l'activité de l'arbitre, pour envisager ce que fait l'arbitre au moment même où il arbitre sans dissocier ses actes de ses jugements.</text:p>
      <text:p text:style-name="P25">- Acte de jugement défini, comme le processus au cours duquel l'arbitre impose « quelque chose » aux joueurs.</text:p>
      <text:p text:style-name="P25"/>
      <text:p text:style-name="P25"><text:span text:style-name="T1">→ </text:span><text:span text:style-name="T2">Voir Tableau sur diapo</text:span></text:p>
      <text:p text:style-name="P22"/>
      <text:p text:style-name="P25"><text:span text:style-name="T2">Caractéristiques génériques des actes de jugement</text:span>:</text:p>
      <text:p text:style-name="P25">- Tout acte de jugement de l'arbitre décrit une situation</text:p>
      <text:p text:style-name="P25">- Toutes ses descriptions sont performatives</text:p>
      <text:p text:style-name="P25">- Les règles du jeu sont impliquées dans chaque acte de jugement.</text:p>
      <text:p text:style-name="P22"/>
      <text:p text:style-name="P25"><text:span text:style-name="T2">Deux conceptions de l'arbitrage</text:span>:</text:p>
      <text:p text:style-name="P26">- <text:span text:style-name="T34">Une conception en terme d'application des règles:</text:span></text:p>
      <text:list xml:id="list29716498" text:style-name="L11">
        <text:list-item>
          <text:list>
            <text:list-item>
              <text:p text:style-name="P103">réalité de la faute: le juste est le vrai</text:p>
            </text:list-item>
            <text:list-item>
              <text:p text:style-name="P103">règle déterminante</text:p>
            </text:list-item>
            <text:list-item>
              <text:p text:style-name="P103">l'arbitre connaît le règlement et doit « bien voir » ce qui se passe</text:p>
            </text:list-item>
          </text:list>
        </text:list-item>
      </text:list>
      <text:p text:style-name="P25">- Une conception en terme d'acte de jugement:</text:p>
      <text:list xml:id="list29736521" text:style-name="L12">
        <text:list-item>
          <text:list>
            <text:list-item>
              <text:p text:style-name="P104">faute dépend du rapport de l'arbitre aux actions des joueurs</text:p>
            </text:list-item>
            <text:list-item>
              <text:p text:style-name="P104">règle permet à l'arbitre de co-construire le jeu: pouvoir, fond commun</text:p>
            </text:list-item>
            <text:list-item>
              <text:p text:style-name="P104">l'arbitre co-construit avec les joueurs le déroulement du jeu en les amenant dans son monde du rugby</text:p>
            </text:list-item>
          </text:list>
        </text:list-item>
      </text:list>
      <text:p text:style-name="P25"/>
      <text:p text:style-name="P26"><text:span text:style-name="T3">Des réflexions, des perspectives</text:span><text:span text:style-name="T34">:</text:span></text:p>
      <text:p text:style-name="P25">- Réinterpréter les incompréhensions des coups de sifflet de l'arbitre</text:p>
      <text:p text:style-name="P25">- Montrer l'importance de construire et consolider un fond commun, une culture commune du jeu</text:p>
      <text:p text:style-name="P25">- Avantages/limites de la vidéo, de la communication avec les assesseurs... Une autre perspective sur les questions vives de l'arbit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1" svg:font-family="Calibri, sans-serif"/>
    <style:font-face style:name="Courier New" svg:font-family="'Courier New'"/>
    <style:font-face style:name="Mangal1" svg:font-family="Mangal"/>
    <style:font-face style:name="OpenSymbol" svg:font-family="OpenSymbol"/>
    <style:font-face style:name="Courier New1"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Regular" style:font-family-generic="swiss" style:font-pitch="variable"/>
    <style:font-face style:name="Calibri3"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left="1.27cm" fo:margin-right="0cm" fo:margin-top="0cm" fo:margin-bottom="0.35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alibri3"/>
    </style:style>
    <style:style style:name="ListLabel_20_2" style:display-name="ListLabel 2" style:family="text">
      <style:text-properties style:font-name-complex="Courier New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1-08T16:53:45.30</meta:creation-date>
    <dc:date>2014-12-23T10:10:24.20</dc:date>
    <meta:editing-duration>PT22H57M06S</meta:editing-duration>
    <meta:editing-cycles>432</meta:editing-cycles>
    <meta:generator>OpenOffice.org/3.1$Win32 OpenOffice.org_project/310m19$Build-9420</meta:generator>
    <dc:creator>j m</dc:creator>
    <meta:printed-by>j m</meta:printed-by>
    <meta:print-date>2014-12-23T10:07:49.50</meta:print-date>
    <meta:document-statistic meta:table-count="1" meta:image-count="0" meta:object-count="0" meta:page-count="23" meta:paragraph-count="494" meta:word-count="8805" meta:character-count="56802"/>
  </office:meta>
</office:document-meta>
</file>